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imSun" svg:font-family="SimSun" style:font-family-generic="system" style:font-pitch="variable"/>
  </office:font-face-decls>
  <office:automatic-styles>
    <style:style style:name="Tabla1" style:family="table">
      <style:table-properties style:width="15.259cm" fo:margin-left="0.796cm" table:align="left"/>
    </style:style>
    <style:style style:name="Tabla1.A" style:family="table-column">
      <style:table-column-properties style:column-width="2.977cm"/>
    </style:style>
    <style:style style:name="Tabla1.B" style:family="table-column">
      <style:table-column-properties style:column-width="2.976cm"/>
    </style:style>
    <style:style style:name="Tabla1.C" style:family="table-column">
      <style:table-column-properties style:column-width="4.942cm"/>
    </style:style>
    <style:style style:name="Tabla1.D" style:family="table-column">
      <style:table-column-properties style:column-width="4.364cm"/>
    </style:style>
    <style:style style:name="Tabla1.1" style:family="table-row">
      <style:table-row-properties style:min-row-height="0.002cm" style:use-optimal-row-height="false"/>
    </style:style>
    <style:style style:name="Tabla1.A1" style:family="table-cell">
      <style:table-cell-properties fo:background-color="#ffffff" fo:padding-left="0.191cm" fo:padding-right="0.191cm" fo:padding-top="0cm" fo:padding-bottom="0cm" fo:border-left="0.018cm solid #000001" fo:border-right="none" fo:border-top="0.018cm solid #000001" fo:border-bottom="0.018cm solid #000001" style:writing-mode="lr-tb">
        <style:background-image/>
      </style:table-cell-properties>
    </style:style>
    <style:style style:name="Tabla1.B1" style:family="table-cell">
      <style:table-cell-properties fo:background-color="#ffffff" fo:padding-left="0.191cm" fo:padding-right="0.191cm" fo:padding-top="0cm" fo:padding-bottom="0cm" fo:border="0.018cm solid #000001" style:writing-mode="lr-tb">
        <style:background-image/>
      </style:table-cell-properties>
    </style:style>
    <style:style style:name="Tabla1.A3" style:family="table-cell">
      <style:table-cell-properties fo:background-color="#ffffff" fo:padding-left="0.191cm" fo:padding-right="0.191cm" fo:padding-top="0cm" fo:padding-bottom="0cm" fo:border-left="0.018cm solid #000001" fo:border-right="none" fo:border-top="none" fo:border-bottom="0.018cm solid #000001" style:writing-mode="lr-tb">
        <style:background-image/>
      </style:table-cell-properties>
    </style:style>
    <style:style style:name="Tabla1.B3" style:family="table-cell">
      <style:table-cell-properties fo:background-color="#ffffff" fo:padding-left="0.191cm" fo:padding-right="0.191cm" fo:padding-top="0cm" fo:padding-bottom="0cm" fo:border-left="0.018cm solid #000001" fo:border-right="0.018cm solid #000001" fo:border-top="none" fo:border-bottom="0.018cm solid #000001" style:writing-mode="lr-tb">
        <style:background-image/>
      </style:table-cell-properties>
    </style:style>
    <style:style style:name="Tabla2" style:family="table">
      <style:table-properties style:width="12.01cm" fo:margin-left="1.371cm" table:align="left"/>
    </style:style>
    <style:style style:name="Tabla2.A" style:family="table-column">
      <style:table-column-properties style:column-width="3.251cm"/>
    </style:style>
    <style:style style:name="Tabla2.B" style:family="table-column">
      <style:table-column-properties style:column-width="3.016cm"/>
    </style:style>
    <style:style style:name="Tabla2.C" style:family="table-column">
      <style:table-column-properties style:column-width="2.542cm"/>
    </style:style>
    <style:style style:name="Tabla2.D" style:family="table-column">
      <style:table-column-properties style:column-width="3.201cm"/>
    </style:style>
    <style:style style:name="Tabla2.1" style:family="table-row">
      <style:table-row-properties style:min-row-height="0.002cm" style:use-optimal-row-height="false"/>
    </style:style>
    <style:style style:name="Tabla2.A1" style:family="table-cell">
      <style:table-cell-properties fo:background-color="#ffffff" fo:padding-left="0.191cm" fo:padding-right="0.191cm" fo:padding-top="0cm" fo:padding-bottom="0cm" fo:border="0.035cm solid #000001" style:writing-mode="lr-tb">
        <style:background-image/>
      </style:table-cell-properties>
    </style:style>
    <style:style style:name="P1" style:family="paragraph" style:parent-style-name="Standard">
      <style:paragraph-properties fo:margin-top="0.423cm" fo:margin-bottom="0.106cm" fo:line-height="0.423cm" fo:text-align="center" style:justify-single-word="false"/>
      <style:text-properties fo:color="#000000" style:text-position="sub 65%" style:font-name="Arial" fo:font-size="24pt" fo:font-weight="bold" style:font-name-asian="Arial" style:font-size-asian="24pt" style:font-weight-asian="bold"/>
    </style:style>
    <style:style style:name="P2" style:family="paragraph" style:parent-style-name="Standard">
      <style:paragraph-properties fo:margin-top="0.423cm" fo:margin-bottom="0.106cm" fo:line-height="0.423cm" fo:text-align="justify" style:justify-single-word="false"/>
      <style:text-properties fo:color="#000000" style:text-position="sub 65%" style:font-name="Arial" fo:font-size="24pt" fo:font-weight="bold" style:font-name-asian="Arial" style:font-size-asian="24pt" style:font-weight-asian="bold"/>
    </style:style>
    <style:style style:name="P3" style:family="paragraph" style:parent-style-name="Standard">
      <style:paragraph-properties fo:margin-top="0.423cm" fo:margin-bottom="0.106cm" fo:line-height="0.423cm" fo:text-align="center" style:justify-single-word="false"/>
      <style:text-properties fo:color="#000000" style:text-position="sub 66%" style:font-name="Arial" fo:font-size="16pt" style:font-name-asian="Arial" style:font-size-asian="16pt"/>
    </style:style>
    <style:style style:name="P4" style:family="paragraph" style:parent-style-name="Standard">
      <style:paragraph-properties fo:margin-top="0.423cm" fo:margin-bottom="0.106cm" fo:line-height="0.423cm" fo:text-align="center" style:justify-single-word="false"/>
      <style:text-properties fo:color="#000000" style:text-position="sub 64%" style:font-name="Arial" fo:font-size="18pt" style:font-name-asian="Arial" style:font-size-asian="18pt"/>
    </style:style>
    <style:style style:name="P5" style:family="paragraph" style:parent-style-name="Standard">
      <style:paragraph-properties fo:margin-top="0.423cm" fo:margin-bottom="0.106cm" fo:line-height="0.423cm" fo:text-align="center" style:justify-single-word="false"/>
      <style:text-properties fo:color="#000000" style:text-position="sub 64%" style:font-name="Arial" fo:font-size="18pt" fo:font-weight="bold" style:font-name-asian="Arial" style:font-size-asian="18pt" style:font-weight-asian="bold"/>
    </style:style>
    <style:style style:name="P6" style:family="paragraph" style:parent-style-name="Standard">
      <style:paragraph-properties fo:margin-top="0.423cm" fo:margin-bottom="0.106cm" fo:line-height="0.423cm" fo:keep-with-next="always"/>
      <style:text-properties fo:color="#00000a" style:text-position="sub 67%" style:font-name="Century Gothic" style:font-name-asian="Century Gothic" style:font-name-complex="Century Gothic"/>
    </style:style>
    <style:style style:name="P7" style:family="paragraph" style:parent-style-name="Standard">
      <style:paragraph-properties fo:line-height="0.423cm"/>
      <style:text-properties fo:color="#00000a" style:text-position="sub 67%" style:font-name="Arial" style:font-name-asian="Arial"/>
    </style:style>
    <style:style style:name="P8" style:family="paragraph" style:parent-style-name="Standard">
      <style:paragraph-properties fo:line-height="0.423cm"/>
      <style:text-properties fo:color="#00000a" style:text-position="sub 67%" style:font-name="Arial" fo:font-style="italic" style:font-name-asian="Arial" style:font-style-asian="italic"/>
    </style:style>
    <style:style style:name="P9" style:family="paragraph" style:parent-style-name="Standard">
      <style:paragraph-properties fo:line-height="0.423cm"/>
      <style:text-properties fo:color="#00000a" style:text-position="sub 67%" style:font-name="Arial" fo:font-weight="bold" style:font-name-asian="Arial" style:font-weight-asian="bold"/>
    </style:style>
    <style:style style:name="P10" style:family="paragraph" style:parent-style-name="Standard">
      <style:paragraph-properties fo:line-height="0.423cm"/>
      <style:text-properties fo:color="#00000a" style:text-position="sub 67%" style:font-name="Century Gothic" style:font-name-asian="Century Gothic" style:font-name-complex="Century Gothic"/>
    </style:style>
    <style:style style:name="P11" style:family="paragraph" style:parent-style-name="Standard">
      <style:paragraph-properties fo:line-height="0.423cm" fo:text-align="center" style:justify-single-word="false"/>
      <style:text-properties fo:color="#00000a" style:text-position="sub 64%" style:font-name="Arial" fo:font-size="18pt" style:font-name-asian="Arial" style:font-size-asian="18pt"/>
    </style:style>
    <style:style style:name="P12" style:family="paragraph" style:parent-style-name="Standard">
      <style:paragraph-properties fo:line-height="0.423cm"/>
      <style:text-properties fo:color="#00000a" style:text-position="sub 64%" style:font-name="Arial" fo:font-size="14pt" style:font-name-asian="Arial" style:font-size-asian="14pt"/>
    </style:style>
    <style:style style:name="P13" style:family="paragraph" style:parent-style-name="Standard">
      <style:paragraph-properties fo:line-height="0.423cm"/>
      <style:text-properties fo:color="#00000a" style:text-position="sub 64%" style:font-name="Calibri" fo:font-size="11pt" style:font-name-asian="Calibri" style:font-size-asian="11pt" style:font-name-complex="Calibri"/>
    </style:style>
    <style:style style:name="P14" style:family="paragraph" style:parent-style-name="Standard">
      <style:paragraph-properties fo:line-height="0.423cm"/>
      <style:text-properties fo:color="#00000a" style:text-position="sub 66%" style:font-name="Arial" fo:font-size="16pt" style:font-name-asian="Arial" style:font-size-asian="16pt"/>
    </style:style>
    <style:style style:name="P15" style:family="paragraph" style:parent-style-name="Standard">
      <style:paragraph-properties fo:line-height="0.423cm"/>
      <style:text-properties fo:color="#000000" style:text-position="sub 65%" style:font-name="Arial" fo:font-size="24pt" style:font-name-asian="Arial" style:font-size-asian="24pt"/>
    </style:style>
    <style:style style:name="P16" style:family="paragraph" style:parent-style-name="Standard">
      <style:paragraph-properties fo:line-height="0.423cm" fo:text-align="center" style:justify-single-word="false"/>
      <style:text-properties fo:color="#000000" style:text-position="sub 67%" style:font-name="Arial" fo:font-weight="bold" style:font-name-asian="Arial" style:font-weight-asian="bold"/>
    </style:style>
    <style:style style:name="P17" style:family="paragraph" style:parent-style-name="Standard">
      <style:paragraph-properties fo:line-height="0.423cm"/>
      <style:text-properties fo:color="#000000" style:text-position="sub 64%" style:font-name="Arial" fo:font-size="14pt" fo:font-weight="bold" style:font-name-asian="Arial" style:font-size-asian="14pt" style:font-weight-asian="bold"/>
    </style:style>
    <style:style style:name="P18" style:family="paragraph" style:parent-style-name="Standard">
      <style:paragraph-properties fo:line-height="0.847cm"/>
    </style:style>
    <style:style style:name="P19" style:family="paragraph" style:parent-style-name="Standard">
      <style:paragraph-properties fo:line-height="0.423cm"/>
    </style:style>
    <style:style style:name="P20" style:family="paragraph" style:parent-style-name="Standard">
      <style:paragraph-properties fo:margin-top="0.106cm" fo:margin-bottom="0.106cm" fo:line-height="0.423cm" fo:text-align="center" style:justify-single-word="false"/>
      <style:text-properties fo:color="#000000" style:text-position="sub 64%" style:font-name="Arial" fo:font-size="18pt" style:font-name-asian="Arial" style:font-size-asian="18pt"/>
    </style:style>
    <style:style style:name="P21" style:family="paragraph" style:parent-style-name="Standard">
      <style:paragraph-properties fo:margin-top="0.423cm" fo:margin-bottom="0.423cm" fo:line-height="0.423cm" fo:keep-with-next="always"/>
      <style:text-properties fo:color="#000000" style:text-position="sub 66%" style:font-name="Arial" fo:font-size="16pt" fo:font-weight="bold" style:font-name-asian="Arial" style:font-size-asian="16pt" style:font-weight-asian="bold"/>
    </style:style>
    <style:style style:name="P22" style:family="paragraph" style:parent-style-name="Standard">
      <style:paragraph-properties fo:margin-left="12.488cm" fo:margin-right="0cm" fo:line-height="0.423cm" fo:text-indent="0cm" style:auto-text-indent="false">
        <style:tab-stops/>
      </style:paragraph-properties>
      <style:text-properties fo:color="#00000a" style:text-position="sub 67%" style:font-name="Arial" style:font-name-asian="Arial"/>
    </style:style>
    <style:style style:name="P23" style:family="paragraph" style:parent-style-name="TDC_20_1">
      <style:paragraph-properties>
        <style:tab-stops>
          <style:tab-stop style:position="0.847cm" style:type="right" style:leader-style="dotted" style:leader-text="."/>
          <style:tab-stop style:position="15.222cm" style:type="right" style:leader-style="dotted" style:leader-text="."/>
        </style:tab-stops>
      </style:paragraph-properties>
    </style:style>
    <style:style style:name="P24" style:family="paragraph" style:parent-style-name="TDC_20_2">
      <style:paragraph-properties>
        <style:tab-stops>
          <style:tab-stop style:position="1.129cm" style:type="right" style:leader-style="dotted" style:leader-text="."/>
          <style:tab-stop style:position="14.799cm" style:type="right" style:leader-style="dotted" style:leader-text="."/>
        </style:tab-stops>
      </style:paragraph-properties>
    </style:style>
    <style:style style:name="P25" style:family="paragraph" style:parent-style-name="TDC_20_2">
      <style:paragraph-properties>
        <style:tab-stops>
          <style:tab-stop style:position="1.517cm" style:type="right" style:leader-style="dotted" style:leader-text="."/>
          <style:tab-stop style:position="14.799cm" style:type="right" style:leader-style="dotted" style:leader-text="."/>
        </style:tab-stops>
      </style:paragraph-properties>
    </style:style>
    <style:style style:name="P26" style:family="paragraph" style:parent-style-name="TDC_20_3">
      <style:paragraph-properties>
        <style:tab-stops>
          <style:tab-stop style:position="1.482cm" style:type="right" style:leader-style="dotted" style:leader-text="."/>
          <style:tab-stop style:position="14.376cm" style:type="right" style:leader-style="dotted" style:leader-text="."/>
        </style:tab-stops>
      </style:paragraph-properties>
    </style:style>
    <style:style style:name="P27" style:family="paragraph" style:parent-style-name="TDC_20_3">
      <style:paragraph-properties>
        <style:tab-stops>
          <style:tab-stop style:position="14.376cm" style:type="right" style:leader-style="dotted" style:leader-text="."/>
        </style:tab-stops>
      </style:paragraph-properties>
    </style:style>
    <style:style style:name="P28" style:family="paragraph" style:parent-style-name="Text_20_body">
      <style:text-properties fo:color="#00000a" style:text-position="sub 67%" style:font-name="Arial" style:font-name-asian="Arial"/>
    </style:style>
    <style:style style:name="P29" style:family="paragraph" style:parent-style-name="Text_20_body">
      <style:text-properties fo:color="#000000" style:text-position="sub 67%" style:font-name="Arial" style:font-name-asian="Arial"/>
    </style:style>
    <style:style style:name="P30" style:family="paragraph" style:parent-style-name="Standard">
      <style:paragraph-properties fo:margin-left="0.762cm" fo:margin-right="0cm" fo:margin-top="0.423cm" fo:margin-bottom="0.106cm" fo:line-height="0.423cm" fo:text-indent="-0.762cm" style:auto-text-indent="false" fo:keep-with-next="always">
        <style:tab-stops/>
      </style:paragraph-properties>
      <style:text-properties fo:color="#000000" style:text-position="sub 66%" style:font-name="Cambria" fo:font-size="16pt" fo:font-weight="bold" style:font-name-asian="Cambria" style:font-size-asian="16pt" style:font-weight-asian="bold" style:font-name-complex="Cambria"/>
    </style:style>
    <style:style style:name="P31" style:family="paragraph" style:parent-style-name="Standard">
      <style:paragraph-properties fo:margin-left="1cm" fo:margin-right="0cm" fo:margin-top="0cm" fo:margin-bottom="0.247cm" fo:line-height="0.423cm" fo:text-indent="0cm" style:auto-text-indent="false">
        <style:tab-stops/>
      </style:paragraph-properties>
      <style:text-properties fo:color="#00000a" style:text-position="sub 67%" style:font-name="Arial" style:font-name-asian="Arial"/>
    </style:style>
    <style:style style:name="P32" style:family="paragraph" style:parent-style-name="Standard">
      <style:paragraph-properties fo:margin-left="1cm" fo:margin-right="0cm" fo:margin-top="0cm" fo:margin-bottom="0.247cm" fo:line-height="0.508cm" fo:text-indent="0cm" style:auto-text-indent="false">
        <style:tab-stops/>
      </style:paragraph-properties>
    </style:style>
    <style:style style:name="P33" style:family="paragraph" style:parent-style-name="Text_20_body">
      <style:paragraph-properties fo:margin-left="1cm" fo:margin-right="0cm" fo:text-indent="0cm" style:auto-text-indent="false">
        <style:tab-stops/>
      </style:paragraph-properties>
    </style:style>
    <style:style style:name="P34" style:family="paragraph" style:parent-style-name="Standard">
      <style:paragraph-properties fo:margin-left="2.032cm" fo:margin-right="0cm" fo:margin-top="0cm" fo:margin-bottom="0.247cm" fo:line-height="0.508cm" fo:text-indent="0cm" style:auto-text-indent="false">
        <style:tab-stops/>
      </style:paragraph-properties>
    </style:style>
    <style:style style:name="P35" style:family="paragraph" style:parent-style-name="Standard">
      <style:paragraph-properties fo:margin-left="2.032cm" fo:margin-right="0cm" fo:margin-top="0cm" fo:margin-bottom="0.247cm" fo:line-height="0.508cm" fo:text-indent="0cm" style:auto-text-indent="false">
        <style:tab-stops/>
      </style:paragraph-properties>
      <style:text-properties fo:color="#222222" style:text-position="sub 67%" style:font-name="Arial" style:font-name-asian="Arial"/>
    </style:style>
    <style:style style:name="P36" style:family="paragraph" style:parent-style-name="Standard">
      <style:paragraph-properties fo:margin-left="2.032cm" fo:margin-right="0cm" fo:margin-top="0cm" fo:margin-bottom="0.247cm" fo:line-height="0.423cm" fo:text-indent="0cm" style:auto-text-indent="false">
        <style:tab-stops/>
      </style:paragraph-properties>
      <style:text-properties fo:color="#222222" style:text-position="sub 67%" style:font-name="Arial" style:font-name-asian="Arial"/>
    </style:style>
    <style:style style:name="P37" style:family="paragraph" style:parent-style-name="Standard">
      <style:paragraph-properties fo:margin-left="1.91cm" fo:margin-right="0cm" fo:line-height="0.423cm" fo:text-indent="0cm" style:auto-text-indent="false">
        <style:tab-stops/>
      </style:paragraph-properties>
      <style:text-properties fo:color="#00000a" style:text-position="sub 67%" style:font-name="Arial" style:font-name-asian="Arial"/>
    </style:style>
    <style:style style:name="P38" style:family="paragraph" style:parent-style-name="Standard">
      <style:paragraph-properties fo:margin-left="1.91cm" fo:margin-right="0cm" fo:line-height="0.423cm" fo:text-indent="0cm" style:auto-text-indent="false">
        <style:tab-stops/>
      </style:paragraph-properties>
      <style:text-properties fo:color="#00000a" style:text-position="sub 67%" style:font-name="Century Gothic" style:font-name-asian="Century Gothic" style:font-name-complex="Century Gothic"/>
    </style:style>
    <style:style style:name="P39" style:family="paragraph" style:parent-style-name="Standard">
      <style:paragraph-properties fo:margin-left="1.91cm" fo:margin-right="0cm" fo:line-height="0.423cm" fo:text-indent="0cm" style:auto-text-indent="false">
        <style:tab-stops/>
      </style:paragraph-properties>
    </style:style>
    <style:style style:name="P40" style:family="paragraph" style:parent-style-name="Standard">
      <style:paragraph-properties fo:margin-left="1.91cm" fo:margin-right="0cm" fo:line-height="0.423cm" fo:text-indent="0cm" style:auto-text-indent="false">
        <style:tab-stops/>
      </style:paragraph-properties>
      <style:text-properties fo:color="#000000" style:text-position="sub 67%" style:font-name="Arial" style:font-name-asian="Arial"/>
    </style:style>
    <style:style style:name="P41" style:family="paragraph" style:parent-style-name="Standard">
      <style:paragraph-properties fo:margin-left="1.27cm" fo:margin-right="0cm" fo:line-height="0.423cm" fo:text-indent="0cm" style:auto-text-indent="false">
        <style:tab-stops/>
      </style:paragraph-properties>
      <style:text-properties fo:color="#00000a" style:text-position="sub 64%" style:font-name="Arial" fo:font-size="14pt" fo:font-weight="bold" style:font-name-asian="Arial" style:font-size-asian="14pt" style:font-weight-asian="bold"/>
    </style:style>
    <style:style style:name="P42" style:family="paragraph" style:parent-style-name="Standard">
      <style:paragraph-properties fo:margin-left="1.27cm" fo:margin-right="0cm" fo:margin-top="0.423cm" fo:margin-bottom="0.106cm" fo:line-height="0.423cm" fo:text-align="justify" style:justify-single-word="false" fo:text-indent="0cm" style:auto-text-indent="false" fo:keep-with-next="always">
        <style:tab-stops/>
      </style:paragraph-properties>
      <style:text-properties fo:color="#000000" style:text-position="sub 64%" style:font-name="Arial" fo:font-size="11pt" style:font-name-asian="Arial" style:font-size-asian="11pt"/>
    </style:style>
    <style:style style:name="P43" style:family="paragraph" style:parent-style-name="Standard">
      <style:paragraph-properties fo:margin-left="1.27cm" fo:margin-right="0cm" fo:margin-top="0.423cm" fo:margin-bottom="0.106cm" fo:line-height="0.423cm" fo:text-indent="0cm" style:auto-text-indent="false" fo:keep-with-next="always">
        <style:tab-stops/>
      </style:paragraph-properties>
      <style:text-properties fo:color="#000000" style:text-position="sub 64%" style:font-name="Arial" fo:font-size="14pt" fo:font-weight="bold" fo:background-color="#00ff00" style:font-name-asian="Arial" style:font-size-asian="14pt" style:font-weight-asian="bold"/>
    </style:style>
    <style:style style:name="P44" style:family="paragraph" style:parent-style-name="Standard">
      <style:paragraph-properties fo:margin-top="0cm" fo:margin-bottom="0.423cm" fo:line-height="0.423cm"/>
      <style:text-properties fo:color="#000000" style:text-position="sub 67%" style:font-name="Arial" style:font-name-asian="Arial"/>
    </style:style>
    <style:style style:name="P45" style:family="paragraph" style:parent-style-name="Standard">
      <style:paragraph-properties fo:margin-top="0cm" fo:margin-bottom="0.423cm" fo:line-height="0.423cm"/>
      <style:text-properties fo:color="#00000a" style:text-position="sub 67%" style:font-name="Arial" style:font-name-asian="Arial"/>
    </style:style>
    <style:style style:name="P46" style:family="paragraph" style:parent-style-name="Standard">
      <style:paragraph-properties fo:margin-left="1.016cm" fo:margin-right="0cm" fo:margin-top="0.423cm" fo:margin-bottom="0.106cm" fo:line-height="0.423cm" fo:text-indent="-1.016cm" style:auto-text-indent="false">
        <style:tab-stops/>
      </style:paragraph-properties>
    </style:style>
    <style:style style:name="P47" style:family="paragraph" style:parent-style-name="Standard">
      <style:paragraph-properties fo:margin-left="1.016cm" fo:margin-right="0cm" fo:margin-top="0.423cm" fo:margin-bottom="0.106cm" fo:line-height="0.423cm" fo:text-indent="-1.016cm" style:auto-text-indent="false">
        <style:tab-stops/>
      </style:paragraph-properties>
      <style:text-properties fo:color="#000000" style:text-position="sub 64%" style:font-name="Arial" fo:font-size="14pt" style:font-name-asian="Arial" style:font-size-asian="14pt"/>
    </style:style>
    <style:style style:name="P48" style:family="paragraph" style:parent-style-name="Standard">
      <style:paragraph-properties fo:margin-left="1.016cm" fo:margin-right="0cm" fo:line-height="0.423cm" fo:text-indent="0cm" style:auto-text-indent="false">
        <style:tab-stops/>
      </style:paragraph-properties>
      <style:text-properties fo:color="#00000a" style:text-position="sub 64%" style:font-name="Arial" fo:font-size="11pt" style:font-name-asian="Arial" style:font-size-asian="11pt"/>
    </style:style>
    <style:style style:name="P49" style:family="paragraph" style:parent-style-name="Standard">
      <style:paragraph-properties fo:margin-left="1.016cm" fo:margin-right="0cm" fo:line-height="0.423cm" fo:text-indent="0cm" style:auto-text-indent="false">
        <style:tab-stops/>
      </style:paragraph-properties>
      <style:text-properties fo:color="#00000a" style:text-position="sub 67%" style:font-name="Century Gothic" style:font-name-asian="Century Gothic" style:font-name-complex="Century Gothic"/>
    </style:style>
    <style:style style:name="P50" style:family="paragraph" style:parent-style-name="Standard">
      <style:paragraph-properties fo:margin-left="1.016cm" fo:margin-right="0cm" fo:margin-top="0.423cm" fo:margin-bottom="0.106cm" fo:line-height="0.423cm" fo:text-indent="0cm" style:auto-text-indent="false" fo:keep-with-next="always">
        <style:tab-stops/>
      </style:paragraph-properties>
      <style:text-properties fo:color="#000000" style:text-position="sub 64%" style:font-name="Arial" fo:font-size="14pt" fo:font-weight="bold" style:font-name-asian="Arial" style:font-size-asian="14pt" style:font-weight-asian="bold"/>
    </style:style>
    <style:style style:name="P51" style:family="paragraph" style:parent-style-name="Standard">
      <style:paragraph-properties fo:margin-left="0.762cm" fo:margin-right="0cm" fo:line-height="0.423cm" fo:text-indent="0cm" style:auto-text-indent="false">
        <style:tab-stops/>
      </style:paragraph-properties>
      <style:text-properties fo:color="#00000a" style:text-position="sub 67%" style:font-name="Arial" style:font-name-asian="Arial"/>
    </style:style>
    <style:style style:name="P52" style:family="paragraph" style:parent-style-name="Standard" style:master-page-name="MP0">
      <style:paragraph-properties fo:margin-top="0.423cm" fo:margin-bottom="0.106cm" fo:line-height="0.423cm" fo:text-align="center" style:justify-single-word="false" style:page-number="auto" fo:break-before="page"/>
      <style:text-properties fo:color="#000000" style:text-position="sub 65%" style:font-name="Arial" fo:font-size="24pt" fo:font-weight="bold" style:font-name-asian="Arial" style:font-size-asian="24pt" style:font-weight-asian="bold"/>
    </style:style>
    <style:style style:name="P53" style:family="paragraph" style:parent-style-name="Standard" style:list-style-name="WWNum38">
      <style:paragraph-properties fo:margin-left="2.032cm" fo:margin-right="0cm" fo:margin-top="0.423cm" fo:margin-bottom="0.106cm" fo:line-height="0.423cm" fo:text-indent="0cm" style:auto-text-indent="false" fo:keep-with-next="always">
        <style:tab-stops>
          <style:tab-stop style:position="2.032cm"/>
        </style:tab-stops>
      </style:paragraph-properties>
    </style:style>
    <style:style style:name="P54" style:family="paragraph" style:parent-style-name="Standard" style:list-style-name="WWNum38">
      <style:paragraph-properties fo:margin-left="2.032cm" fo:margin-right="0cm" fo:margin-top="0cm" fo:margin-bottom="0.247cm" fo:line-height="0.508cm" fo:text-indent="0cm" style:auto-text-indent="false">
        <style:tab-stops>
          <style:tab-stop style:position="2.032cm"/>
        </style:tab-stops>
      </style:paragraph-properties>
    </style:style>
    <style:style style:name="P55" style:family="paragraph" style:parent-style-name="Título_20_2" style:list-style-name="">
      <style:text-properties fo:background-color="#00ff00"/>
    </style:style>
    <style:style style:name="P56" style:family="paragraph" style:parent-style-name="Título_20_1" style:list-style-name="">
      <style:text-properties fo:background-color="#00ff00"/>
    </style:style>
    <style:style style:name="P57" style:family="paragraph" style:parent-style-name="Título_20_3" style:list-style-name="">
      <style:text-properties fo:background-color="#00ff00"/>
    </style:style>
    <style:style style:name="P58" style:family="paragraph" style:parent-style-name="Título_20_3" style:list-style-name="">
      <style:text-properties style:text-position="sub 64%"/>
    </style:style>
    <style:style style:name="P59" style:family="paragraph" style:parent-style-name="Text_20_body" style:list-style-name="L1"/>
    <style:style style:name="P60" style:family="paragraph" style:parent-style-name="Text_20_body" style:list-style-name="WWNum68"/>
    <style:style style:name="T1" style:family="text">
      <style:text-properties style:font-name="Calibri" fo:font-size="11pt" style:letter-kerning="false" style:font-name-asian="Times New Roman" style:font-size-asian="11pt" style:language-asian="es" style:country-asian="ES" style:font-name-complex="Times New Roman" style:font-size-complex="11pt" style:language-complex="ar" style:country-complex="SA"/>
    </style:style>
    <style:style style:name="T2" style:family="text">
      <style:text-properties fo:background-color="#00ff00"/>
    </style:style>
    <style:style style:name="T3" style:family="text">
      <style:text-properties fo:color="#00000a" style:text-position="sub 67%" style:font-name="Century Gothic" style:font-name-asian="Century Gothic" style:font-name-complex="Century Gothic"/>
    </style:style>
    <style:style style:name="T4" style:family="text">
      <style:text-properties fo:color="#00000a" style:text-position="sub 67%" style:font-name="Arial" style:font-name-asian="Arial"/>
    </style:style>
    <style:style style:name="T5" style:family="text">
      <style:text-properties fo:color="#00000a" style:text-position="sub 67%" style:font-name="Arial" fo:font-weight="bold" style:font-name-asian="Arial" style:font-weight-asian="bold"/>
    </style:style>
    <style:style style:name="T6" style:family="text">
      <style:text-properties style:text-position="sub 67%" style:font-name="Arial" fo:font-weight="bold" style:font-name-asian="Arial" style:font-weight-asian="bold"/>
    </style:style>
    <style:style style:name="T7" style:family="text">
      <style:text-properties style:text-position="sub 67%" style:font-name="Arial" fo:font-weight="bold" style:font-name-asian="Cambria" style:font-weight-asian="bold" style:font-name-complex="Cambria"/>
    </style:style>
    <style:style style:name="T8" style:family="text">
      <style:text-properties style:text-position="sub 67%" style:font-name="Arial" fo:font-weight="bold" fo:background-color="#ffffff" style:font-name-asian="Cambria" style:font-weight-asian="bold" style:font-name-complex="Cambria"/>
    </style:style>
    <style:style style:name="T9" style:family="text">
      <style:text-properties style:text-position="sub 67%" style:font-name="Arial" fo:font-style="italic" fo:font-weight="bold" style:font-name-asian="Cambria" style:font-style-asian="italic" style:font-weight-asian="bold" style:font-name-complex="Cambria"/>
    </style:style>
    <style:style style:name="T10" style:family="text">
      <style:text-properties fo:color="#000000" style:text-position="sub 67%" style:font-name="Arial" fo:font-weight="bold" style:font-name-asian="Arial" style:font-weight-asian="bold"/>
    </style:style>
    <style:style style:name="T11" style:family="text">
      <style:text-properties fo:color="#000000" style:text-position="sub 67%" style:font-name="Arial" style:font-name-asian="Arial"/>
    </style:style>
    <style:style style:name="T12" style:family="text">
      <style:text-properties fo:color="#000000" style:text-position="sub 64%" style:font-name="Arial" fo:font-size="14pt" style:font-name-asian="Arial" style:font-size-asian="14pt"/>
    </style:style>
    <style:style style:name="T13" style:family="text">
      <style:text-properties fo:color="#000000" style:text-position="sub 64%" style:font-name="Arial" fo:font-size="14pt" fo:font-weight="bold" style:font-name-asian="Arial" style:font-size-asian="14pt" style:font-weight-asian="bold"/>
    </style:style>
    <style:style style:name="T14" style:family="text">
      <style:text-properties fo:color="#000000" style:text-position="sub 64%" style:font-name="Arial" fo:font-size="14pt" fo:font-weight="bold" style:font-name-asian="Arial" style:font-size-asian="14pt" style:font-weight-asian="bold" style:font-weight-complex="bold"/>
    </style:style>
    <style:style style:name="T15" style:family="text">
      <style:text-properties fo:color="#222222" style:text-position="sub 67%" style:font-name="Arial" style:font-name-asian="Arial"/>
    </style:style>
    <style:style style:name="T16" style:family="text">
      <style:text-properties fo:color="#222222" style:text-position="sub 67%" style:font-name="Arial" fo:font-weight="bold" style:font-name-asian="Arial" style:font-weight-asian="bold"/>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Universidad ORT</text:p>
      <text:p text:style-name="P1">Centro CTC</text:p>
      <text:p text:style-name="P1">CEI</text:p>
      <text:p text:style-name="P2"/>
      <text:p text:style-name="P1">Generala</text:p>
      <text:p text:style-name="P2"/>
      <text:p text:style-name="P1">Obligatorio</text:p>
      <text:p text:style-name="P1">Ingeniería de Software</text:p>
      <text:p text:style-name="P3"/>
      <text:p text:style-name="P3">Integrantes</text:p>
      <text:p text:style-name="P7"/>
      <text:p text:style-name="P7"/>
      <text:p text:style-name="P4">Mauro Aguirre</text:p>
      <text:p text:style-name="P11">Matías Cabrera</text:p>
      <text:p text:style-name="P5"/>
      <text:p text:style-name="P20">Docentes</text:p>
      <text:p text:style-name="P10"/>
      <text:p text:style-name="P20">Facundo Chacón</text:p>
      <text:p text:style-name="P5"/>
      <text:p text:style-name="P7"/>
      <text:p text:style-name="P7"/>
      <text:p text:style-name="P7"/>
      <text:p text:style-name="P7"/>
      <text:p text:style-name="P7"/>
      <text:p text:style-name="P5">2018</text:p>
      <text:p text:style-name="P21"/>
      <text:p text:style-name="P10"><text:s/></text:p>
      <text:p text:style-name="P14"/>
      <text:p text:style-name="Heading">Agradecimientos</text:p>
      <text:p text:style-name="P22"/>
      <text:p text:style-name="Heading">Abstract</text:p>
      <text:p text:style-name="P15"/>
      <text:table-of-content text:style-name="Sect1" text:name="_TOC0">
        <text:table-of-content-source text:outline-level="9">
          <text:index-title-template text:style-name="Contents_20_Heading">Índice de contenido</text:index-title-template>
          <text:table-of-content-entry-template text:outline-level="1" text:style-name="TDC_20_1">
            <text:index-entry-text/>
            <text:index-entry-tab-stop style:type="right" style:leader-char="."/>
            <text:index-entry-page-number/>
          </text:table-of-content-entry-template>
          <text:table-of-content-entry-template text:outline-level="2" text:style-name="TDC_20_2">
            <text:index-entry-text/>
            <text:index-entry-tab-stop style:type="right" style:leader-char="."/>
            <text:index-entry-page-number/>
          </text:table-of-content-entry-template>
          <text:table-of-content-entry-template text:outline-level="3" text:style-name="TD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3">1<text:span text:style-name="Fuente_20_de_20_párrafo_20_predeter."><text:span text:style-name="T1"><text:tab/></text:span></text:span>Introducción<text:tab/>3</text:p>
          <text:p text:style-name="P23"><text:soft-page-break/>2<text:span text:style-name="Fuente_20_de_20_párrafo_20_predeter."><text:span text:style-name="T1"><text:tab/></text:span></text:span>Presentación del cliente<text:tab/>3</text:p>
          <text:p text:style-name="P23">3<text:span text:style-name="Fuente_20_de_20_párrafo_20_predeter."><text:span text:style-name="T1"><text:tab/></text:span></text:span>Presentación del problema<text:tab/>4</text:p>
          <text:p text:style-name="P24">3.1<text:span text:style-name="Fuente_20_de_20_párrafo_20_predeter."><text:span text:style-name="T1"><text:tab/></text:span></text:span>Selección de primer jugador:<text:tab/>4</text:p>
          <text:p text:style-name="P24">3.2<text:span text:style-name="Fuente_20_de_20_párrafo_20_predeter."><text:span text:style-name="T1"><text:tab/></text:span></text:span>Inicia el juego:<text:tab/>5</text:p>
          <text:p text:style-name="P24">3.3<text:span text:style-name="Fuente_20_de_20_párrafo_20_predeter."><text:span text:style-name="T1"><text:tab/></text:span></text:span>Categorías:<text:tab/>5</text:p>
          <text:p text:style-name="P24">3.4<text:span text:style-name="Fuente_20_de_20_párrafo_20_predeter."><text:span text:style-name="T1"><text:tab/></text:span></text:span>Ganador:<text:tab/>7</text:p>
          <text:p text:style-name="P23">4<text:span text:style-name="Fuente_20_de_20_párrafo_20_predeter."><text:span text:style-name="T1"><text:tab/></text:span></text:span>Especificación de requerimientos<text:tab/>10</text:p>
          <text:p text:style-name="P24">4.1<text:span text:style-name="Fuente_20_de_20_párrafo_20_predeter."><text:span text:style-name="T1"><text:tab/></text:span></text:span>Necesidades<text:tab/>10</text:p>
          <text:p text:style-name="P24">4.2<text:span text:style-name="Fuente_20_de_20_párrafo_20_predeter."><text:span text:style-name="T1"><text:tab/></text:span></text:span>Objetivos<text:tab/>10</text:p>
          <text:p text:style-name="P24">4.3<text:span text:style-name="Fuente_20_de_20_párrafo_20_predeter."><text:span text:style-name="T1"><text:tab/></text:span></text:span>Lista de Requerimientos<text:tab/>10</text:p>
          <text:p text:style-name="P26">4.3.1<text:span text:style-name="Fuente_20_de_20_párrafo_20_predeter."><text:span text:style-name="T1"><text:tab/></text:span></text:span>Requerimientos Funcionales<text:tab/>10</text:p>
          <text:p text:style-name="P26">4.3.2<text:span text:style-name="Fuente_20_de_20_párrafo_20_predeter."><text:span text:style-name="T1"><text:tab/></text:span></text:span>Requerimientos No Funcionales<text:tab/>11</text:p>
          <text:p text:style-name="P24"><text:span text:style-name="Fuente_20_de_20_párrafo_20_predeter."><text:span text:style-name="T2">4.4</text:span></text:span><text:span text:style-name="Fuente_20_de_20_párrafo_20_predeter."><text:span text:style-name="T1"><text:tab/></text:span></text:span><text:span text:style-name="Fuente_20_de_20_párrafo_20_predeter."><text:span text:style-name="T2">Alcances y limitaciones</text:span></text:span><text:tab/>12</text:p>
          <text:p text:style-name="P23">5<text:span text:style-name="Fuente_20_de_20_párrafo_20_predeter."><text:span text:style-name="T1"><text:tab/></text:span></text:span>Gestión del proyecto<text:tab/>12</text:p>
          <text:p text:style-name="P24">5.1<text:span text:style-name="Fuente_20_de_20_párrafo_20_predeter."><text:span text:style-name="T1"><text:tab/></text:span></text:span>Análisis de riesgos<text:tab/>12</text:p>
          <text:p text:style-name="P24">5.2<text:span text:style-name="Fuente_20_de_20_párrafo_20_predeter."><text:span text:style-name="T1"><text:tab/></text:span></text:span>Plan de contingencia<text:tab/>12</text:p>
          <text:p text:style-name="P24"><text:span text:style-name="Fuente_20_de_20_párrafo_20_predeter."><text:span text:style-name="T2">5.3</text:span></text:span><text:span text:style-name="Fuente_20_de_20_párrafo_20_predeter."><text:span text:style-name="T1"><text:tab/></text:span></text:span><text:span text:style-name="Fuente_20_de_20_párrafo_20_predeter."><text:span text:style-name="T2">Ciclo de vida </text:span></text:span><text:span text:style-name="Fuente_20_de_20_párrafo_20_predeter."><text:span text:style-name="T2">elegido</text:span></text:span><text:tab/>13</text:p>
          <text:p text:style-name="P24"><text:span text:style-name="Fuente_20_de_20_párrafo_20_predeter."><text:span text:style-name="T2">5.4</text:span></text:span><text:span text:style-name="Fuente_20_de_20_párrafo_20_predeter."><text:span text:style-name="T1"><text:tab/></text:span></text:span><text:span text:style-name="Fuente_20_de_20_párrafo_20_predeter."><text:span text:style-name="T2">Integrantes y roles</text:span></text:span><text:tab/>13</text:p>
          <text:p text:style-name="P24">5.5<text:span text:style-name="Fuente_20_de_20_párrafo_20_predeter."><text:span text:style-name="T1"><text:tab/></text:span></text:span>Plan de testing<text:tab/>13</text:p>
          <text:p text:style-name="P23">6<text:span text:style-name="Fuente_20_de_20_párrafo_20_predeter."><text:span text:style-name="T1"><text:tab/></text:span></text:span>Especificación técnica<text:tab/>13</text:p>
          <text:p text:style-name="P24"><text:span text:style-name="Fuente_20_de_20_párrafo_20_predeter."><text:span text:style-name="T2">6.1</text:span></text:span><text:span text:style-name="Fuente_20_de_20_párrafo_20_predeter."><text:span text:style-name="T1"><text:tab/></text:span></text:span><text:span text:style-name="Fuente_20_de_20_párrafo_20_predeter."><text:span text:style-name="T2">Especificación de alternativas</text:span></text:span><text:tab/>13</text:p>
          <text:p text:style-name="P26"><text:span text:style-name="Fuente_20_de_20_párrafo_20_predeter."><text:span text:style-name="T2">6.1.1</text:span></text:span><text:span text:style-name="Fuente_20_de_20_párrafo_20_predeter."><text:span text:style-name="T1"><text:tab/></text:span></text:span><text:span text:style-name="Fuente_20_de_20_párrafo_20_predeter."><text:span text:style-name="T2">Alternativa 1</text:span></text:span><text:tab/>13</text:p>
          <text:p text:style-name="P26"><text:span text:style-name="Fuente_20_de_20_párrafo_20_predeter."><text:span text:style-name="T2">6.1.2</text:span></text:span><text:span text:style-name="Fuente_20_de_20_párrafo_20_predeter."><text:span text:style-name="T1"><text:tab/></text:span></text:span><text:span text:style-name="Fuente_20_de_20_párrafo_20_predeter."><text:span text:style-name="T2">Descripción</text:span></text:span><text:tab/>13</text:p>
          <text:p text:style-name="P26"><text:span text:style-name="Fuente_20_de_20_párrafo_20_predeter."><text:span text:style-name="T2">6.1.3</text:span></text:span><text:span text:style-name="Fuente_20_de_20_párrafo_20_predeter."><text:span text:style-name="T1"><text:tab/></text:span></text:span><text:span text:style-name="Fuente_20_de_20_párrafo_20_predeter."><text:span text:style-name="T2">Diagrama</text:span></text:span><text:tab/>13</text:p>
          <text:p text:style-name="P26"><text:span text:style-name="Fuente_20_de_20_párrafo_20_predeter."><text:span text:style-name="T2">6.1.4</text:span></text:span><text:span text:style-name="Fuente_20_de_20_párrafo_20_predeter."><text:span text:style-name="T1"><text:tab/></text:span></text:span><text:span text:style-name="Fuente_20_de_20_párrafo_20_predeter."><text:span text:style-name="T2">Descripción de componentes</text:span></text:span><text:tab/>13</text:p>
          <text:p text:style-name="P26"><text:span text:style-name="Fuente_20_de_20_párrafo_20_predeter."><text:span text:style-name="T2">6.1.5</text:span></text:span><text:span text:style-name="Fuente_20_de_20_párrafo_20_predeter."><text:span text:style-name="T1"><text:tab/></text:span></text:span><text:span text:style-name="Fuente_20_de_20_párrafo_20_predeter."><text:span text:style-name="T2">Ventajas y desventajas</text:span></text:span><text:tab/>13</text:p>
          <text:p text:style-name="P24"><text:span text:style-name="Fuente_20_de_20_párrafo_20_predeter."><text:span text:style-name="T2">6.2</text:span></text:span><text:span text:style-name="Fuente_20_de_20_párrafo_20_predeter."><text:span text:style-name="T1"><text:tab/></text:span></text:span><text:span text:style-name="Fuente_20_de_20_párrafo_20_predeter."><text:span text:style-name="T2">Alternativa 2</text:span></text:span><text:tab/>13</text:p>
          <text:p text:style-name="P26"><text:span text:style-name="Fuente_20_de_20_párrafo_20_predeter."><text:span text:style-name="T2">6.2.1</text:span></text:span><text:span text:style-name="Fuente_20_de_20_párrafo_20_predeter."><text:span text:style-name="T1"><text:tab/></text:span></text:span><text:span text:style-name="Fuente_20_de_20_párrafo_20_predeter."><text:span text:style-name="T2">Descripción</text:span></text:span><text:tab/>13</text:p>
          <text:p text:style-name="P26"><text:span text:style-name="Fuente_20_de_20_párrafo_20_predeter."><text:span text:style-name="T2">6.2.2</text:span></text:span><text:span text:style-name="Fuente_20_de_20_párrafo_20_predeter."><text:span text:style-name="T1"><text:tab/></text:span></text:span><text:span text:style-name="Fuente_20_de_20_párrafo_20_predeter."><text:span text:style-name="T2">Diagrama</text:span></text:span><text:tab/>13</text:p>
          <text:p text:style-name="P26"><text:span text:style-name="Fuente_20_de_20_párrafo_20_predeter."><text:span text:style-name="T2">6.2.3</text:span></text:span><text:span text:style-name="Fuente_20_de_20_párrafo_20_predeter."><text:span text:style-name="T1"><text:tab/></text:span></text:span><text:span text:style-name="Fuente_20_de_20_párrafo_20_predeter."><text:span text:style-name="T2">Descripción de componentes</text:span></text:span><text:tab/>13</text:p>
          <text:p text:style-name="P26"><text:span text:style-name="Fuente_20_de_20_párrafo_20_predeter."><text:span text:style-name="T2">6.2.4</text:span></text:span><text:span text:style-name="Fuente_20_de_20_párrafo_20_predeter."><text:span text:style-name="T1"><text:tab/></text:span></text:span><text:span text:style-name="Fuente_20_de_20_párrafo_20_predeter."><text:span text:style-name="T2">Ventajas y desventajas</text:span></text:span><text:tab/>13</text:p>
          <text:p text:style-name="P24"><text:span text:style-name="Fuente_20_de_20_párrafo_20_predeter."><text:span text:style-name="T2">6.3</text:span></text:span><text:span text:style-name="Fuente_20_de_20_párrafo_20_predeter."><text:span text:style-name="T1"><text:tab/></text:span></text:span><text:span text:style-name="Fuente_20_de_20_párrafo_20_predeter."><text:span text:style-name="T2">Elección de alternativa</text:span></text:span><text:tab/>14</text:p>
          <text:p text:style-name="P24"><text:span text:style-name="Fuente_20_de_20_párrafo_20_predeter."><text:span text:style-name="T2">6.4</text:span></text:span><text:span text:style-name="Fuente_20_de_20_párrafo_20_predeter."><text:span text:style-name="T1"><text:tab/></text:span></text:span><text:span text:style-name="Fuente_20_de_20_párrafo_20_predeter."><text:span text:style-name="T2">Descripción de herramientas</text:span></text:span><text:tab/>14</text:p>
          <text:p text:style-name="P23"><text:span text:style-name="Fuente_20_de_20_párrafo_20_predeter."><text:span text:style-name="T2">7</text:span></text:span><text:span text:style-name="Fuente_20_de_20_párrafo_20_predeter."><text:span text:style-name="T1"><text:tab/></text:span></text:span><text:span text:style-name="Fuente_20_de_20_párrafo_20_predeter."><text:span text:style-name="T2">Planificación del proyecto</text:span></text:span><text:tab/>14</text:p>
          <text:p text:style-name="P23"><text:soft-page-break/>8<text:span text:style-name="Fuente_20_de_20_párrafo_20_predeter."><text:span text:style-name="T1"><text:tab/></text:span></text:span>Diseño<text:tab/>14</text:p>
          <text:p text:style-name="P24">8.1<text:span text:style-name="Fuente_20_de_20_párrafo_20_predeter."><text:span text:style-name="T1"><text:tab/></text:span></text:span>Diagrama de clases<text:tab/>14</text:p>
          <text:p text:style-name="P24">8.2<text:span text:style-name="Fuente_20_de_20_párrafo_20_predeter."><text:span text:style-name="T1"><text:tab/></text:span></text:span>Diagrama de base de datos<text:tab/>14</text:p>
          <text:p text:style-name="P24">8.3<text:span text:style-name="Fuente_20_de_20_párrafo_20_predeter."><text:span text:style-name="T1"><text:tab/></text:span></text:span>Casos de Uso<text:tab/>14</text:p>
          <text:p text:style-name="P26">8.3.1<text:span text:style-name="Fuente_20_de_20_párrafo_20_predeter."><text:span text:style-name="T1"><text:tab/></text:span></text:span>Diagrama de caso de uso<text:tab/>14</text:p>
          <text:p text:style-name="P26">8.3.2<text:span text:style-name="Fuente_20_de_20_párrafo_20_predeter."><text:span text:style-name="T1"><text:tab/></text:span></text:span>Nombre<text:tab/>14</text:p>
          <text:p text:style-name="P26">8.3.3<text:span text:style-name="Fuente_20_de_20_párrafo_20_predeter."><text:span text:style-name="T1"><text:tab/></text:span></text:span>Descripción<text:tab/>14</text:p>
          <text:p text:style-name="P26">8.3.4<text:span text:style-name="Fuente_20_de_20_párrafo_20_predeter."><text:span text:style-name="T1"><text:tab/></text:span></text:span>Diagrama de clases de caso de uso<text:tab/>14</text:p>
          <text:p text:style-name="P27"><text:span text:style-name="Fuente_20_de_20_párrafo_20_predeter."><text:span text:style-name="T3">8.3.5</text:span></text:span><text:tab/>14</text:p>
          <text:p text:style-name="P23">9<text:span text:style-name="Fuente_20_de_20_párrafo_20_predeter."><text:span text:style-name="T1"><text:tab/></text:span></text:span>Pruebas<text:tab/>14</text:p>
          <text:p text:style-name="P23">10<text:span text:style-name="Fuente_20_de_20_párrafo_20_predeter."><text:span text:style-name="T1"><text:tab/></text:span></text:span>Logros<text:tab/>15</text:p>
          <text:p text:style-name="P25">10.1<text:span text:style-name="Fuente_20_de_20_párrafo_20_predeter."><text:span text:style-name="T1"><text:tab/></text:span></text:span>Requerimientos cumplidos<text:tab/>15</text:p>
          <text:p text:style-name="P25">10.2<text:span text:style-name="Fuente_20_de_20_párrafo_20_predeter."><text:span text:style-name="T1"><text:tab/></text:span></text:span>Requerimientos no cumplidos<text:tab/>15</text:p>
          <text:p text:style-name="P23">11<text:span text:style-name="Fuente_20_de_20_párrafo_20_predeter."><text:span text:style-name="T1"><text:tab/></text:span></text:span>Conclusiones finales<text:tab/>15</text:p>
          <text:p text:style-name="P23">12<text:span text:style-name="Fuente_20_de_20_párrafo_20_predeter."><text:span text:style-name="T1"><text:tab/></text:span></text:span>Glosario<text:tab/>15</text:p>
          <text:p text:style-name="P23">13<text:span text:style-name="Fuente_20_de_20_párrafo_20_predeter."><text:span text:style-name="T1"><text:tab/></text:span></text:span>Referencias bibliográficas<text:tab/>15</text:p>
          <text:p text:style-name="P23">14<text:span text:style-name="Fuente_20_de_20_párrafo_20_predeter."><text:span text:style-name="T1"><text:tab/></text:span></text:span>Biblografia<text:tab/>15</text:p>
          <text:p text:style-name="P23">15<text:span text:style-name="Fuente_20_de_20_párrafo_20_predeter."><text:span text:style-name="T1"><text:tab/></text:span></text:span>Anexos<text:tab/>15</text:p>
          <text:p text:style-name="P25">15.1<text:span text:style-name="Fuente_20_de_20_párrafo_20_predeter."><text:span text:style-name="T1"><text:tab/></text:span></text:span>Hoja de Ruta<text:tab/>15</text:p>
        </text:index-body>
      </text:table-of-content>
      <text:p text:style-name="P18"/>
      <text:h text:style-name="Título_20_1" text:outline-level="1"><text:bookmark-start text:name="_Toc526311335"/><text:bookmark-start text:name="_Toc526310938"/>Introducción<text:bookmark-end text:name="_Toc526311335"/><text:bookmark-end text:name="_Toc526310938"/></text:h>
      <text:p text:style-name="P28">Tenemos como tarea la realización de una aplicación de escritorio del juego “La generala” para la empresa de juguetes llamada “Mattel”.</text:p>
      <text:p text:style-name="P28">La importancia de desarrollar este juego es expandir la misma al mercado de los juegos electrónicos.</text:p>
      <text:h text:style-name="Título_20_1" text:outline-level="1"><text:bookmark-start text:name="_Toc526311336"/><text:bookmark-start text:name="_Toc526310939"/>Presentación del cliente<text:bookmark-end text:name="_Toc526311336"/><text:bookmark-end text:name="_Toc526310939"/></text:h>
      <text:p text:style-name="Text_20_body"><text:span text:style-name="Fuente_20_de_20_párrafo_20_predeter."><text:span text:style-name="T6"><text:tab/></text:span></text:span><text:span text:style-name="Fuente_20_de_20_párrafo_20_predeter."><text:span text:style-name="T7"> Mattel, Inc. es una empresa </text:span></text:span><text:a xlink:type="simple" xlink:href="https://es.wikipedia.org/wiki/Estados_Unidos" office:target-frame-name="_top" xlink:show="replace" text:style-name="Internet_20_link" text:visited-style-name="Visited_20_Internet_20_Link"><text:span text:style-name="Fuente_20_de_20_párrafo_20_predeter."><text:span text:style-name="T8">estadounidense</text:span></text:span></text:a><text:span text:style-name="Fuente_20_de_20_párrafo_20_predeter."><text:span text:style-name="T8"> </text:span></text:span><text:span text:style-name="Fuente_20_de_20_párrafo_20_predeter."><text:span text:style-name="T7">dedicada a la fabricación y distribución de </text:span></text:span><text:a xlink:type="simple" xlink:href="https://es.wikipedia.org/wiki/Juguete" office:target-frame-name="_top" xlink:show="replace" text:style-name="Internet_20_link" text:visited-style-name="Visited_20_Internet_20_Link"><text:span text:style-name="Fuente_20_de_20_párrafo_20_predeter."><text:span text:style-name="T8">juguetes</text:span></text:span></text:a><text:span text:style-name="Fuente_20_de_20_párrafo_20_predeter."><text:span text:style-name="T7">, fundada en </text:span></text:span><text:a xlink:type="simple" xlink:href="https://es.wikipedia.org/wiki/1945" office:target-frame-name="_top" xlink:show="replace" text:style-name="Internet_20_link" text:visited-style-name="Visited_20_Internet_20_Link"><text:span text:style-name="Fuente_20_de_20_párrafo_20_predeter."><text:span text:style-name="T8">1945</text:span></text:span></text:a><text:span text:style-name="Fuente_20_de_20_párrafo_20_predeter."><text:span text:style-name="T8"> </text:span></text:span><text:span text:style-name="Fuente_20_de_20_párrafo_20_predeter."><text:span text:style-name="T7">por </text:span></text:span><text:span text:style-name="Fuente_20_de_20_párrafo_20_predeter."><text:span text:style-name="T7">Harold Matson y </text:span></text:span><text:a xlink:type="simple" xlink:href="https://es.wikipedia.org/w/index.php?title=Elliot_Handler&amp;action=edit&amp;redlink=1" office:target-frame-name="_top" xlink:show="replace" text:style-name="Internet_20_link" text:visited-style-name="Visited_20_Internet_20_Link"><text:span text:style-name="Fuente_20_de_20_párrafo_20_predeter."><text:span text:style-name="T8">Elliot Handler</text:span></text:span></text:a><text:span text:style-name="Fuente_20_de_20_párrafo_20_predeter."><text:span text:style-name="T7">. Entre sus productos más populares se encuentran </text:span></text:span><text:a xlink:type="simple" xlink:href="https://es.wikipedia.org/wiki/Barbie" office:target-frame-name="_top" xlink:show="replace" text:style-name="Internet_20_link" text:visited-style-name="Visited_20_Internet_20_Link"><text:span text:style-name="Fuente_20_de_20_párrafo_20_predeter."><text:span text:style-name="T9">Barbie</text:span></text:span></text:a><text:span text:style-name="Fuente_20_de_20_párrafo_20_predeter."><text:span text:style-name="T7">, </text:span></text:span><text:a xlink:type="simple" xlink:href="https://es.wikipedia.org/wiki/Hot_Wheels" office:target-frame-name="_top" xlink:show="replace" text:style-name="Internet_20_link" text:visited-style-name="Visited_20_Internet_20_Link"><text:span text:style-name="Fuente_20_de_20_párrafo_20_predeter."><text:span text:style-name="T9">Hot Wheels</text:span></text:span></text:a><text:span text:style-name="Fuente_20_de_20_párrafo_20_predeter."><text:span text:style-name="T7">, </text:span></text:span><text:a xlink:type="simple" xlink:href="https://es.wikipedia.org/wiki/Monster_High" office:target-frame-name="_top" xlink:show="replace" text:style-name="Internet_20_link" text:visited-style-name="Visited_20_Internet_20_Link"><text:span text:style-name="Fuente_20_de_20_párrafo_20_predeter."><text:span text:style-name="T9">Monster High</text:span></text:span></text:a><text:span text:style-name="Fuente_20_de_20_párrafo_20_predeter."><text:span text:style-name="T7">, </text:span></text:span><text:a xlink:type="simple" xlink:href="https://es.wikipedia.org/wiki/Ever_After_High_(serie_de_televisión)" office:target-frame-name="_top" xlink:show="replace" text:style-name="Internet_20_link" text:visited-style-name="Visited_20_Internet_20_Link"><text:span text:style-name="Fuente_20_de_20_párrafo_20_predeter."><text:span text:style-name="T9">Ever After High</text:span></text:span></text:a><text:span text:style-name="Fuente_20_de_20_párrafo_20_predeter."><text:span text:style-name="T9"> </text:span></text:span><text:span text:style-name="Fuente_20_de_20_párrafo_20_predeter."><text:span text:style-name="T7">y </text:span></text:span><text:a xlink:type="simple" xlink:href="https://es.wikipedia.org/wiki/Masters_of_The_Universe" office:target-frame-name="_top" xlink:show="replace" text:style-name="Internet_20_link" text:visited-style-name="Visited_20_Internet_20_Link"><text:span text:style-name="Fuente_20_de_20_párrafo_20_predeter."><text:span text:style-name="T9">Masters of the Universe</text:span></text:span></text:a><text:span text:style-name="Fuente_20_de_20_párrafo_20_predeter."><text:span text:style-name="T7">. A comienzos de los </text:span></text:span><text:a xlink:type="simple" xlink:href="https://es.wikipedia.org/wiki/Años_1980" office:target-frame-name="_top" xlink:show="replace" text:style-name="Internet_20_link" text:visited-style-name="Visited_20_Internet_20_Link"><text:span text:style-name="Fuente_20_de_20_párrafo_20_predeter."><text:span text:style-name="T8">años 1980</text:span></text:span></text:a><text:span text:style-name="Fuente_20_de_20_párrafo_20_predeter."><text:span text:style-name="T8"> </text:span></text:span><text:span text:style-name="Fuente_20_de_20_párrafo_20_predeter."><text:span text:style-name="T7">también estuvo inmersa en el sector de las </text:span></text:span><text:a xlink:type="simple" xlink:href="https://es.wikipedia.org/wiki/Videoconsola" office:target-frame-name="_top" xlink:show="replace" text:style-name="Internet_20_link" text:visited-style-name="Visited_20_Internet_20_Link"><text:span text:style-name="Fuente_20_de_20_párrafo_20_predeter."><text:span text:style-name="T8">videoconsolas</text:span></text:span></text:a><text:span text:style-name="Fuente_20_de_20_párrafo_20_predeter."><text:span text:style-name="T7">. Con presencia en más de 150 países y marcas complementarias como </text:span></text:span><text:a xlink:type="simple" xlink:href="https://es.wikipedia.org/wiki/Fisher-Price" office:target-frame-name="_top" xlink:show="replace" text:style-name="Internet_20_link" text:visited-style-name="Visited_20_Internet_20_Link"><text:span text:style-name="Fuente_20_de_20_párrafo_20_predeter."><text:span text:style-name="T8">Fisher-Price</text:span></text:span></text:a><text:span text:style-name="Fuente_20_de_20_párrafo_20_predeter."><text:span text:style-name="T8"> </text:span></text:span><text:span text:style-name="Fuente_20_de_20_párrafo_20_predeter."><text:span text:style-name="T7">o </text:span></text:span><text:a xlink:type="simple" xlink:href="https://es.wikipedia.org/wiki/Mega_Brands" office:target-frame-name="_top" xlink:show="replace" text:style-name="Internet_20_link" text:visited-style-name="Visited_20_Internet_20_Link"><text:span text:style-name="Fuente_20_de_20_párrafo_20_predeter."><text:span text:style-name="T8">Mega Brands</text:span></text:span></text:a><text:span text:style-name="Fuente_20_de_20_párrafo_20_predeter."><text:span text:style-name="T7">, se trata de la segunda may</text:span></text:span><text:span text:style-name="Fuente_20_de_20_párrafo_20_predeter."><text:span text:style-name="T7">or juguetera a nivel mundial por detrás de </text:span></text:span><text:a xlink:type="simple" xlink:href="https://es.wikipedia.org/wiki/Hasbro" office:target-frame-name="_top" xlink:show="replace" text:style-name="Internet_20_link" text:visited-style-name="Visited_20_Internet_20_Link"><text:span text:style-name="Fuente_20_de_20_párrafo_20_predeter."><text:span text:style-name="T8">Hasbro</text:span></text:span></text:a><text:span text:style-name="Fuente_20_de_20_párrafo_20_predeter."><text:span text:style-name="T7">.</text:span></text:span><text:bookmark text:name="cite_ref-1"/><text:a xlink:type="simple" xlink:href="https://es.wikipedia.org/wiki/Mattel#cite_note-1" office:target-frame-name="_top" xlink:show="replace" text:style-name="Internet_20_link" text:visited-style-name="Visited_20_Internet_20_Link"><text:span text:style-name="Fuente_20_de_20_párrafo_20_predeter."><text:span text:style-name="T7">1</text:span></text:span></text:a><text:span text:style-name="Fuente_20_de_20_párrafo_20_predeter."><text:span text:style-name="T7">.</text:span></text:span></text:p>
      <text:p text:style-name="P30"/>
      <text:h text:style-name="Título_20_1" text:outline-level="1"><text:bookmark-start text:name="_Toc526311337"/><text:bookmark-start text:name="_Toc526310940"/>Presentación del problema<text:bookmark-end text:name="_Toc526311337"/><text:bookmark-end text:name="_Toc526310940"/></text:h>
      <text:p text:style-name="Text_20_body"><text:span text:style-name="Fuente_20_de_20_párrafo_20_predeter."><text:span text:style-name="T4">A cont</text:span></text:span><text:span text:style-name="Fuente_20_de_20_párrafo_20_predeter."><text:span text:style-name="T5">i</text:span></text:span><text:span text:style-name="Fuente_20_de_20_párrafo_20_predeter."><text:span text:style-name="T4">nuación se detallaran los procesos que se llevan </text:span></text:span><text:span text:style-name="Fuente_20_de_20_párrafo_20_predeter."><text:span text:style-name="T4">a cabo en el juego</text:span></text:span></text:p>
      <text:h text:style-name="Título_20_2" text:outline-level="2"><text:bookmark-start text:name="_Toc526311338"/><text:bookmark-start text:name="_Toc526310941"/>Selección de primer jugador:<text:bookmark-end text:name="_Toc526311338"/><text:bookmark-end text:name="_Toc526310941"/></text:h>
      <text:p text:style-name="Text_20_body"><text:span text:style-name="Fuente_20_de_20_párrafo_20_predeter."><text:span text:style-name="T4">Arroja 1 dado cada jugador para decidir quién inicia el juego. En caso de que haya empate con el numero más </text:span></text:span><text:soft-page-break/><text:span text:style-name="Fuente_20_de_20_párrafo_20_predeter."><text:span text:style-name="T4">alto, los empatados vuelven a lanzar para desempatar.</text:span></text:span></text:p>
      <text:p text:style-name="P31"/>
      <text:p text:style-name="P32"><draw:frame draw:style-name="fr1" draw:name="gráficos1" text:anchor-type="paragraph" svg:width="8.493cm" style:rel-width="scale" svg:height="17.754cm" style:rel-height="scale" draw:z-index="1"><draw:image/></draw:frame><text:span text:style-name="Fuente_20_de_20_párrafo_20_predeter."><text:span text:style-name="T3"/></text:span></text:p>
      <text:h text:style-name="Título_20_2" text:outline-level="2"><text:bookmark-start text:name="_Toc526311339"/><text:bookmark-start text:name="_Toc526310942"/>Inicia el juego:<text:bookmark-end text:name="_Toc526311339"/><text:bookmark-end text:name="_Toc526310942"/></text:h>
      <text:p text:style-name="Text_20_body">Se lanzan los 5 dados, el jugador decide si los conserva o a cuantos quiere conservar. Arroja el resto de los dados hasta un máximo de 3 veces (contando el lanzamiento inicial).</text:p>
      <text:h text:style-name="Título_20_2" text:outline-level="2"><text:bookmark-start text:name="_Toc526311340"/><text:bookmark-start text:name="_Toc526310943"/><text:soft-page-break/>Categorías:<text:bookmark-end text:name="_Toc526311340"/><text:bookmark-end text:name="_Toc526310943"/></text:h>
      <text:p text:style-name="P29">Existen 11 posibles categorías:</text:p>
      <text:list xml:id="list3628392890007880864" text:style-name="WWNum38">
        <text:list-item>
          <text:p text:style-name="P53"><text:span text:style-name="Fuente_20_de_20_párrafo_20_predeter."><text:span text:style-name="T10">1</text:span></text:span><text:span text:style-name="Fuente_20_de_20_párrafo_20_predeter."><text:span text:style-name="T11">: Se coloca el número que de la suma de 1 obtenidos.</text:span></text:span></text:p>
        </text:list-item>
        <text:list-item>
          <text:p text:style-name="P53"><text:span text:style-name="Fuente_20_de_20_párrafo_20_predeter."><text:span text:style-name="T10">2</text:span></text:span><text:span text:style-name="Fuente_20_de_20_párrafo_20_predeter."><text:span text:style-name="T11">: Se </text:span></text:span><text:span text:style-name="Fuente_20_de_20_párrafo_20_predeter."><text:span text:style-name="T11">coloca el número que de la suma de 2 obtenidos.</text:span></text:span></text:p>
        </text:list-item>
        <text:list-item>
          <text:p text:style-name="P53"><text:span text:style-name="Fuente_20_de_20_párrafo_20_predeter."><text:span text:style-name="T10">3</text:span></text:span><text:span text:style-name="Fuente_20_de_20_párrafo_20_predeter."><text:span text:style-name="T11">: Se coloca el número que de la suma de 3 obtenidos.</text:span></text:span></text:p>
        </text:list-item>
        <text:list-item>
          <text:p text:style-name="P53"><text:span text:style-name="Fuente_20_de_20_párrafo_20_predeter."><text:span text:style-name="T10">4</text:span></text:span><text:span text:style-name="Fuente_20_de_20_párrafo_20_predeter."><text:span text:style-name="T11">: Se coloca el número que de la suma de 4 obtenidos.</text:span></text:span></text:p>
        </text:list-item>
        <text:list-item>
          <text:p text:style-name="P53"><text:span text:style-name="Fuente_20_de_20_párrafo_20_predeter."><text:span text:style-name="T10">5</text:span></text:span><text:span text:style-name="Fuente_20_de_20_párrafo_20_predeter."><text:span text:style-name="T11">: Se coloca el número que de la suma de 5 obtenidos.</text:span></text:span></text:p>
        </text:list-item>
        <text:list-item>
          <text:p text:style-name="P53"><text:span text:style-name="Fuente_20_de_20_párrafo_20_predeter."><text:span text:style-name="T10">6</text:span></text:span><text:span text:style-name="Fuente_20_de_20_párrafo_20_predeter."><text:span text:style-name="T11">: Se coloca el número que de la suma de 6 </text:span></text:span><text:span text:style-name="Fuente_20_de_20_párrafo_20_predeter."><text:span text:style-name="T11">obtenidos.</text:span></text:span></text:p>
        </text:list-item>
        <text:list-item>
          <text:p text:style-name="P53"><text:span text:style-name="Fuente_20_de_20_párrafo_20_predeter."><text:span text:style-name="T10">Escalera</text:span></text:span><text:span text:style-name="Fuente_20_de_20_párrafo_20_predeter."><text:span text:style-name="T11">: 25 puntos si es servida, 20 si fue armada </text:span></text:span><text:span text:style-name="Fuente_20_de_20_párrafo_20_predeter."><text:span text:style-name="T15">Se forma con una progresión de números. Hay tres posibilidades: 1-2-3-4-5, 2-3-4-5-6 y 3-4-5-6-1 ("escalera al as").</text:span></text:span></text:p>
        </text:list-item>
        <text:list-item>
          <text:p text:style-name="P54"><text:span text:style-name="Fuente_20_de_20_párrafo_20_predeter."><text:span text:style-name="T16">Full:</text:span></text:span><text:span text:style-name="Fuente_20_de_20_párrafo_20_predeter."><text:span text:style-name="T15"> 35 puntos si es servido o 30 puntos si es armado. Se forma con dos gru</text:span></text:span><text:span text:style-name="Fuente_20_de_20_párrafo_20_predeter."><text:span text:style-name="T15">pos de dados iguales, uno de tres y otro de dos dados.</text:span></text:span></text:p>
        </text:list-item>
        <text:list-item>
          <text:p text:style-name="P54"><text:span text:style-name="Fuente_20_de_20_párrafo_20_predeter."><text:span text:style-name="T16">Póker:</text:span></text:span><text:span text:style-name="Fuente_20_de_20_párrafo_20_predeter."><text:span text:style-name="T15"> 45 puntos si es servido o 40 puntos si es armado. Se forma con cuatro dados iguales.</text:span></text:span></text:p>
        </text:list-item>
        <text:list-item>
          <text:p text:style-name="P54"><text:span text:style-name="Fuente_20_de_20_párrafo_20_predeter."><text:span text:style-name="T16">Generala:</text:span></text:span><text:span text:style-name="Fuente_20_de_20_párrafo_20_predeter."><text:span text:style-name="T15"> 50 puntos si se logra formar cinco números iguales en dos o tres tiros.</text:span></text:span></text:p>
        </text:list-item>
        <text:list-item>
          <text:p text:style-name="P54"><text:span text:style-name="Fuente_20_de_20_párrafo_20_predeter."><text:span text:style-name="T16">Generala Doble:</text:span></text:span><text:span text:style-name="Fuente_20_de_20_párrafo_20_predeter."><text:span text:style-name="T15"> 60 puntos s</text:span></text:span><text:span text:style-name="Fuente_20_de_20_párrafo_20_predeter."><text:span text:style-name="T15">i se logra formar dos generalas en dos tiros de tres.</text:span></text:span></text:p>
        </text:list-item>
        <text:list-item>
          <text:p text:style-name="P54"><text:span text:style-name="Fuente_20_de_20_párrafo_20_predeter."><text:span text:style-name="T16">Generala Servida:</text:span></text:span><text:span text:style-name="Fuente_20_de_20_párrafo_20_predeter."><text:span text:style-name="T15"> Cuando se logra la Generala de un solo tiro, se llama generala servida y el jugador automáticamente gana el juego.</text:span></text:span></text:p>
        </text:list-item>
      </text:list>
      <text:p text:style-name="P35">Una vez conseguida una categoría esta es considerada “Cerrada”, si el jugador la repite no la podrá usar, de esta manera deberá buscar otra categoría con la combinación de dados obtenida.</text:p>
      <text:p text:style-name="P35">Si al final del turno un jugador no puede armar un juego conveniente en ninguna de sus categorías abiertas, deberá elegir alguna y tachar la casilla correspondiente, con lo cual quedara cerrada.</text:p>
      <text:p text:style-name="P36"/>
      <text:p text:style-name="P34"><draw:frame draw:style-name="fr2" draw:name="gráficos2" text:anchor-type="paragraph" svg:x="2.395cm" svg:y="0.219cm" svg:width="8.705cm" style:rel-width="scale" svg:height="20.399cm" style:rel-height="scale" draw:z-index="2"><draw:image/></draw:frame><text:span text:style-name="Fuente_20_de_20_párrafo_20_predeter."><text:span text:style-name="T4"/></text:span></text:p>
      <text:h text:style-name="Título_20_2" text:outline-level="2"><text:bookmark-start text:name="_Toc526311341"/><text:bookmark-start text:name="_Toc526310944"/><text:soft-page-break/>Ganador:<text:bookmark-end text:name="_Toc526311341"/><text:bookmark-end text:name="_Toc526310944"/></text:h>
      <text:p text:style-name="Text_20_body">Gana el jugador que ha logrado el mayor puntaje en los 11 turnos.</text:p>
      <text:p text:style-name="Text_20_body"/>
      <text:p text:style-name="P6"><text:soft-page-break/></text:p>
      <text:p text:style-name="Text_20_body">En la actualidad el juego cuenta con componentes físicos.</text:p>
      <text:p text:style-name="Text_20_body">Se utilizan 5 dados, un cubilete y una tabla de puntajes para llevar el registro de las jugadas.</text:p>
      <text:p text:style-name="Text_20_body">Se desea pasar a digitalizarlo y agregando funciones nuevas.</text:p>
      <text:p text:style-name="P37"/>
      <text:p text:style-name="P37"/>
      <text:p text:style-name="P37"/>
      <text:p text:style-name="P37"/>
      <text:p text:style-name="P39"><draw:frame draw:style-name="fr2" draw:name="gráficos3" text:anchor-type="paragraph" svg:x="3.454cm" svg:y="0.115cm" svg:width="7.435cm" style:rel-width="scale" svg:height="22.251cm" style:rel-height="scale" draw:z-index="0"><draw:image/></draw:frame><text:span text:style-name="Fuente_20_de_20_párrafo_20_predeter."><text:span text:style-name="T4"/></text:span></text:p>
      <text:p text:style-name="P7"><text:soft-page-break/></text:p>
      <text:p text:style-name="P8"><text:soft-page-break/></text:p>
      <text:p text:style-name="P10"><text:s/></text:p>
      <text:p text:style-name="P8"/>
      <text:p text:style-name="P8"/>
      <text:h text:style-name="Título_20_1" text:outline-level="1"><text:bookmark-start text:name="_Toc526311342"/><text:bookmark-start text:name="_Toc526310945"/>Especificación de requerimientos<text:bookmark-end text:name="_Toc526311342"/><text:bookmark-end text:name="_Toc526310945"/></text:h>
      <text:p text:style-name="P10"/>
      <text:h text:style-name="Título_20_2" text:outline-level="2"><text:bookmark-start text:name="_Toc526311343"/><text:bookmark-start text:name="_Toc526310946"/>Necesidades<text:bookmark-end text:name="_Toc526311343"/><text:bookmark-end text:name="_Toc526310946"/></text:h>
      <text:p text:style-name="Text_20_body">Aumentar cantidad de jugadores.</text:p>
      <text:p text:style-name="Text_20_body">Reducir los costos del juego</text:p>
      <text:p text:style-name="Text_20_body">Listar ranking de jugadores</text:p>
      <text:h text:style-name="Título_20_2" text:outline-level="2"><text:bookmark-start text:name="_Toc526311344"/><text:bookmark-start text:name="_Toc526310947"/>Objetivos<text:bookmark-end text:name="_Toc526311344"/><text:bookmark-end text:name="_Toc526310947"/></text:h>
      <text:p text:style-name="Text_20_body">Se desarrollará el juego de “La generala” en un formato digital, el cual tendrá sus reglas modificadas y se implementaran servidores para su uso multijugador.</text:p>
      <text:p text:style-name="Text_20_body">Cada jugador será registrado y podrá apostar con fichas virtuales y/o de valor real.</text:p>
      <text:h text:style-name="Título_20_2" text:outline-level="2"><text:bookmark-start text:name="_Toc526311345"/><text:bookmark-start text:name="_Toc526310948"/>Lista de Requerimientos<text:bookmark-end text:name="_Toc526311345"/><text:bookmark-end text:name="_Toc526310948"/></text:h>
      <text:p text:style-name="P10"/>
      <text:h text:style-name="Título_20_3" text:outline-level="3"><text:bookmark-start text:name="_Toc526311346"/><text:bookmark-start text:name="_Toc526310949"/>Requerimientos Funcionales<text:bookmark-end text:name="_Toc526311346"/><text:bookmark-end text:name="_Toc526310949"/></text:h>
      <text:p text:style-name="P41"/>
      <text:p text:style-name="Text_20_body">Luego de la reunión con el gerente de la empresa Mattel se destacaron los siguientes puntos a desarrollar dentro de la aplicación solicitada</text:p>
      <text:list xml:id="list8527422744943630114" text:style-name="L1">
        <text:list-item>
          <text:p text:style-name="P59">Registro de usuario.</text:p>
        </text:list-item>
        <text:list-item>
          <text:p text:style-name="P59">Inicio de sesión de usuario</text:p>
        </text:list-item>
        <text:list-item>
          <text:p text:style-name="P59">Jugar contra la IA</text:p>
        </text:list-item>
        <text:list-item>
          <text:p text:style-name="P59">Jugar contra otro usuario</text:p>
        </text:list-item>
        <text:list-item>
          <text:p text:style-name="P59">Catorce jugadas disponibles por juego</text:p>
        </text:list-item>
        <text:list-item>
          <text:p text:style-name="P59">Top 5 jugadores con más puntaje</text:p>
        </text:list-item>
        <text:list-item>
          <text:p text:style-name="P59">Top 5 jugadores con más porcentaje de victoria</text:p>
        </text:list-item>
        <text:list-item>
          <text:p text:style-name="P59">Top 5 jugadores con más fichas virtuales</text:p>
        </text:list-item>
        <text:list-item>
          <text:p text:style-name="P59">Top 5 jugadores con más fichas reales</text:p>
        </text:list-item>
        <text:list-item>
          <text:p text:style-name="P59">Salas de apuestas para fichas virtuales</text:p>
        </text:list-item>
        <text:list-item>
          <text:p text:style-name="P59">Salas de apuestas para fichas reales</text:p>
        </text:list-item>
        <text:list-item>
          <text:p text:style-name="P59">Marcado de jugadas</text:p>
        </text:list-item>
        <text:list-item>
          <text:p text:style-name="P59">Límite de tiempo del turno: Un minuto y medio de tiempo límite para realizar la jugada</text:p>
        </text:list-item>
        <text:list-item>
          <text:p text:style-name="P59">Se controlará el abandono: Exceder el tiempo límite tres veces consecutivas</text:p>
        </text:list-item>
        <text:list-item>
          <text:p text:style-name="P59">Se penalizará el abandono: se pierden las fichas apostadas.</text:p>
        </text:list-item>
        <text:list-item>
          <text:p text:style-name="P59">Se controlarán los tres tiros de dados por turno: Generación aleatoria de valores <text:soft-page-break/>de los dados</text:p>
        </text:list-item>
        <text:list-item>
          <text:p text:style-name="P59">Dos usuarios por partida</text:p>
        </text:list-item>
        <text:list-item>
          <text:p text:style-name="P59">Asignación automática de jugador: Si no se encuentra otro jugador para la misma apuesta se empareja con la IA</text:p>
        </text:list-item>
        <text:list-item>
          <text:p text:style-name="P59">Visualización de puntaje dinámica</text:p>
        </text:list-item>
        <text:list-item>
          <text:p text:style-name="P59">Animación de dados</text:p>
        </text:list-item>
        <text:list-item>
          <text:p text:style-name="P59">Se controlará el tiempo por turno</text:p>
        </text:list-item>
        <text:list-item>
          <text:p text:style-name="P59">Selección de dados: Se seleccionan los dados que no se arrojaran en esa jugada</text:p>
        </text:list-item>
        <text:list-item>
          <text:p text:style-name="P59">Visualización de jugadas disponibles</text:p>
        </text:list-item>
        <text:list-item>
          <text:p text:style-name="P59">Se controlará el valor de apuestas</text:p>
        </text:list-item>
        <text:list-item>
          <text:p text:style-name="P59">Habrá opciones de apuestas en partida</text:p>
        </text:list-item>
        <text:list-item>
          <text:p text:style-name="P59">Habrá opciones de ingreso de usuario</text:p>
        </text:list-item>
        <text:list-item>
          <text:p text:style-name="P59">Habrá opciones de ingreso de salas</text:p>
        </text:list-item>
        <text:list-item>
          <text:p text:style-name="P59">Se acreditarán fichas virtuales diarias cada 24 horas</text:p>
        </text:list-item>
        <text:list-item>
          <text:p text:style-name="P59">Se acreditarán fichas reales</text:p>
        </text:list-item>
        <text:list-item>
          <text:p text:style-name="P59">Dar ganador: El jugador con mayor puntaje gana la partida y las fichas apostadas sean reales o virtuales</text:p>
        </text:list-item>
        <text:list-item>
          <text:p text:style-name="P59">Dar perdedor: El jugador con menor puntaje pierde la partida y las fichas apostadas sean reales o virtuales</text:p>
        </text:list-item>
        <text:list-item>
          <text:p text:style-name="P59">Generación aleatoria del jugador que da inicio</text:p>
        </text:list-item>
      </text:list>
      <text:p text:style-name="P10"/>
      <text:h text:style-name="Título_20_3" text:outline-level="3"><text:bookmark-start text:name="_Toc526311347"/><text:bookmark-start text:name="_Toc526310950"/>Requerimientos No Funcionales<text:bookmark-end text:name="_Toc526311347"/><text:bookmark-end text:name="_Toc526310950"/></text:h>
      <text:list xml:id="list6124939601829448920" text:style-name="WWNum68">
        <text:list-item>
          <text:p text:style-name="P60">Aplicación de escritorio</text:p>
        </text:list-item>
        <text:list-item>
          <text:p text:style-name="P60">Sonidos y música</text:p>
        </text:list-item>
        <text:list-item>
          <text:p text:style-name="P60">Implementación en Java e interfaz en swing</text:p>
        </text:list-item>
        <text:list-item>
          <text:p text:style-name="P60">Interfaz intuitiva</text:p>
        </text:list-item>
      </text:list>
      <text:p text:style-name="P10"/>
      <text:h text:style-name="Título_20_1" text:outline-level="1"><text:bookmark-start text:name="_Toc526311348"/><text:bookmark-start text:name="_Toc526310951"/>Alcances y limitaciones<text:bookmark-end text:name="_Toc526311348"/><text:bookmark-end text:name="_Toc526310951"/></text:h>
      <text:p text:style-name="P40"/>
      <text:h text:style-name="Título_20_2" text:outline-level="2">Alcances:</text:h>
      <text:h text:style-name="Título_20_3" text:outline-level="3">Login:</text:h>
      <text:p text:style-name="Text_20_body">Permite logearse al sistema ingresando un usuario almacenado en la base.</text:p>
      <text:h text:style-name="Título_20_3" text:outline-level="3">Salas de fichas virtuales:</text:h>
      <text:p text:style-name="Text_20_body">Permite ingresar a una sala para jugar contra otro jugador o la inteligencia artificial apostando fichas virtuales.</text:p>
      <text:h text:style-name="Título_20_3" text:outline-level="3">Salas de fichas reales:</text:h>
      <text:p text:style-name="Text_20_body"><text:soft-page-break/>Permite ingresar a una sala para jugar contra otro jugador o la inteligencia artificial apostando fichas <text:span text:style-name="T18">reales.</text:span></text:p>
      <text:h text:style-name="Título_20_3" text:outline-level="3">Top ranking </text:h>
      <text:p text:style-name="P37"/>
      <text:p text:style-name="Text_20_body">Permite ver una lista de los jugadores con mas puntos y con partidas mas ganadas.</text:p>
      <text:h text:style-name="Título_20_2" text:outline-level="2">Limitaciones:</text:h>
      <text:p text:style-name="Text_20_body">Este programa no posee limitaciones.</text:p>
      <text:p text:style-name="P7"/>
      <text:h text:style-name="Título_20_1" text:outline-level="1"><text:bookmark-start text:name="_Toc526311349"/><text:bookmark-start text:name="_Toc526310952"/>Gestión del proyecto<text:bookmark-end text:name="_Toc526311349"/><text:bookmark-end text:name="_Toc526310952"/></text:h>
      <text:h text:style-name="Título_20_2" text:outline-level="2"><text:bookmark-start text:name="_Toc526311350"/><text:bookmark-start text:name="_Toc526310953"/>Análisis de riesgos<text:bookmark-end text:name="_Toc526311350"/><text:bookmark-end text:name="_Toc526310953"/></text:h>
      <text:p text:style-name="P44">Determinar los posibles problemas que se pueden presentar en el desarrollo del proyecto, estimar la importancia de cada uno, así como el impacto que representa cada uno para el proyecto. Para cada riesgo detectado se deberá crear un plan de contingencia para cuando ese riesgo deje de ser potencial y se produzca.</text:p>
      <text:p text:style-name="P37"/>
      <text:p text:style-name="P4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6">Numero</text:p>
          </table:table-cell>
          <table:table-cell table:style-name="Tabla1.B1" office:value-type="string">
            <text:p text:style-name="P16">Descripción</text:p>
          </table:table-cell>
          <table:table-cell table:style-name="Tabla1.B1" office:value-type="string">
            <text:p text:style-name="P16">Ocurrencia (Probabilidad)</text:p>
          </table:table-cell>
          <table:table-cell table:style-name="Tabla1.B1" office:value-type="string">
            <text:p text:style-name="P16">Incidencia (Riesgo)</text:p>
          </table:table-cell>
        </table:table-row>
        <table:table-row table:style-name="Tabla1.1">
          <table:table-cell table:style-name="Tabla1.A1" office:value-type="string">
            <text:p text:style-name="P13">1</text:p>
          </table:table-cell>
          <table:table-cell table:style-name="Tabla1.B1" office:value-type="string">
            <text:p text:style-name="P13">Perdida de respaldo</text:p>
          </table:table-cell>
          <table:table-cell table:style-name="Tabla1.B1" office:value-type="string">
            <text:p text:style-name="P13">bajo</text:p>
          </table:table-cell>
          <table:table-cell table:style-name="Tabla1.B1" office:value-type="string">
            <text:p text:style-name="P13">alto</text:p>
          </table:table-cell>
        </table:table-row>
        <table:table-row table:style-name="Tabla1.1">
          <table:table-cell table:style-name="Tabla1.A3" office:value-type="string">
            <text:p text:style-name="P13">2</text:p>
          </table:table-cell>
          <table:table-cell table:style-name="Tabla1.B3" office:value-type="string">
            <text:p text:style-name="P13">Perdida de recursos</text:p>
          </table:table-cell>
          <table:table-cell table:style-name="Tabla1.B3" office:value-type="string">
            <text:p text:style-name="P13">bajo</text:p>
          </table:table-cell>
          <table:table-cell table:style-name="Tabla1.B3" office:value-type="string">
            <text:p text:style-name="P13">alto</text:p>
          </table:table-cell>
        </table:table-row>
        <table:table-row table:style-name="Tabla1.1">
          <table:table-cell table:style-name="Tabla1.A3" office:value-type="string">
            <text:p text:style-name="P13">3</text:p>
          </table:table-cell>
          <table:table-cell table:style-name="Tabla1.B3" office:value-type="string">
            <text:p text:style-name="P13">Ausencia de personal</text:p>
          </table:table-cell>
          <table:table-cell table:style-name="Tabla1.B3" office:value-type="string">
            <text:p text:style-name="P13">bajo</text:p>
          </table:table-cell>
          <table:table-cell table:style-name="Tabla1.B3" office:value-type="string">
            <text:p text:style-name="P13">alto</text:p>
          </table:table-cell>
        </table:table-row>
        <table:table-row table:style-name="Tabla1.1">
          <table:table-cell table:style-name="Tabla1.A3" office:value-type="string">
            <text:p text:style-name="P13">4</text:p>
          </table:table-cell>
          <table:table-cell table:style-name="Tabla1.B3" office:value-type="string">
            <text:p text:style-name="P13">Falta de conceptos</text:p>
          </table:table-cell>
          <table:table-cell table:style-name="Tabla1.B3" office:value-type="string">
            <text:p text:style-name="P13">alto</text:p>
          </table:table-cell>
          <table:table-cell table:style-name="Tabla1.B3" office:value-type="string">
            <text:p text:style-name="P13">alto</text:p>
          </table:table-cell>
        </table:table-row>
        <table:table-row table:style-name="Tabla1.1">
          <table:table-cell table:style-name="Tabla1.A3" office:value-type="string">
            <text:p text:style-name="P13">5</text:p>
          </table:table-cell>
          <table:table-cell table:style-name="Tabla1.B3" office:value-type="string">
            <text:p text:style-name="P13">Error de planificación</text:p>
          </table:table-cell>
          <table:table-cell table:style-name="Tabla1.B3" office:value-type="string">
            <text:p text:style-name="P13">mediano</text:p>
          </table:table-cell>
          <table:table-cell table:style-name="Tabla1.B3" office:value-type="string">
            <text:p text:style-name="P13">mediano</text:p>
          </table:table-cell>
        </table:table-row>
        <table:table-row table:style-name="Tabla1.1">
          <table:table-cell table:style-name="Tabla1.A3" office:value-type="string">
            <text:p text:style-name="P13">6</text:p>
          </table:table-cell>
          <table:table-cell table:style-name="Tabla1.B3" office:value-type="string">
            <text:p text:style-name="P13">Conflicto de implementaciones con tecnologías antiguas</text:p>
          </table:table-cell>
          <table:table-cell table:style-name="Tabla1.B3" office:value-type="string">
            <text:p text:style-name="P13">mediano-alto</text:p>
          </table:table-cell>
          <table:table-cell table:style-name="Tabla1.B3" office:value-type="string">
            <text:p text:style-name="P13">mediano</text:p>
          </table:table-cell>
        </table:table-row>
        <table:table-row table:style-name="Tabla1.1">
          <table:table-cell table:style-name="Tabla1.A3" office:value-type="string">
            <text:p text:style-name="P13">7</text:p>
          </table:table-cell>
          <table:table-cell table:style-name="Tabla1.B3" office:value-type="string">
            <text:p text:style-name="P13">Conflictos entre el equipo</text:p>
          </table:table-cell>
          <table:table-cell table:style-name="Tabla1.B3" office:value-type="string">
            <text:p text:style-name="P13">bajo</text:p>
          </table:table-cell>
          <table:table-cell table:style-name="Tabla1.B3" office:value-type="string">
            <text:p text:style-name="P13">mediano</text:p>
          </table:table-cell>
        </table:table-row>
        <table:table-row table:style-name="Tabla1.1">
          <table:table-cell table:style-name="Tabla1.A3" office:value-type="string">
            <text:p text:style-name="P13">8</text:p>
          </table:table-cell>
          <table:table-cell table:style-name="Tabla1.B3" office:value-type="string">
            <text:p text:style-name="P13">Conflicto entre plataformas</text:p>
          </table:table-cell>
          <table:table-cell table:style-name="Tabla1.B3" office:value-type="string">
            <text:p text:style-name="P13">alto</text:p>
          </table:table-cell>
          <table:table-cell table:style-name="Tabla1.B3" office:value-type="string">
            <text:p text:style-name="P13">alto</text:p>
          </table:table-cell>
        </table:table-row>
        <table:table-row table:style-name="Tabla1.1">
          <table:table-cell table:style-name="Tabla1.A3" office:value-type="string">
            <text:p text:style-name="P13">9</text:p>
          </table:table-cell>
          <table:table-cell table:style-name="Tabla1.B3" office:value-type="string">
            <text:p text:style-name="P13">Problemas de rendimiento</text:p>
          </table:table-cell>
          <table:table-cell table:style-name="Tabla1.B3" office:value-type="string">
            <text:p text:style-name="P13">bajo</text:p>
          </table:table-cell>
          <table:table-cell table:style-name="Tabla1.B3" office:value-type="string">
            <text:p text:style-name="P13">mediano</text:p>
          </table:table-cell>
        </table:table-row>
        <table:table-row table:style-name="Tabla1.1">
          <table:table-cell table:style-name="Tabla1.A3" office:value-type="string">
            <text:p text:style-name="P13">10</text:p>
          </table:table-cell>
          <table:table-cell table:style-name="Tabla1.B3" office:value-type="string">
            <text:p text:style-name="P13"/>
          </table:table-cell>
          <table:table-cell table:style-name="Tabla1.B3" office:value-type="string">
            <text:p text:style-name="P13"/>
          </table:table-cell>
          <table:table-cell table:style-name="Tabla1.B3" office:value-type="string">
            <text:p text:style-name="P13"/>
          </table:table-cell>
        </table:table-row>
        <table:table-row table:style-name="Tabla1.1">
          <table:table-cell table:style-name="Tabla1.A3" office:value-type="string">
            <text:p text:style-name="P13">11</text:p>
          </table:table-cell>
          <table:table-cell table:style-name="Tabla1.B3" office:value-type="string">
            <text:p text:style-name="P13"/>
          </table:table-cell>
          <table:table-cell table:style-name="Tabla1.B3" office:value-type="string">
            <text:p text:style-name="P13"/>
          </table:table-cell>
          <table:table-cell table:style-name="Tabla1.B3" office:value-type="string">
            <text:p text:style-name="P13"/>
          </table:table-cell>
        </table:table-row>
        <table:table-row table:style-name="Tabla1.1">
          <table:table-cell table:style-name="Tabla1.A3" office:value-type="string">
            <text:p text:style-name="P13">12</text:p>
          </table:table-cell>
          <table:table-cell table:style-name="Tabla1.B3" office:value-type="string">
            <text:p text:style-name="P13"/>
          </table:table-cell>
          <table:table-cell table:style-name="Tabla1.B3" office:value-type="string">
            <text:p text:style-name="P13"/>
          </table:table-cell>
          <table:table-cell table:style-name="Tabla1.B3" office:value-type="string">
            <text:p text:style-name="P13"/>
          </table:table-cell>
        </table:table-row>
        <table:table-row table:style-name="Tabla1.1">
          <table:table-cell table:style-name="Tabla1.A3" office:value-type="string">
            <text:p text:style-name="P13">13</text:p>
          </table:table-cell>
          <table:table-cell table:style-name="Tabla1.B3" office:value-type="string">
            <text:p text:style-name="P13"/>
          </table:table-cell>
          <table:table-cell table:style-name="Tabla1.B3" office:value-type="string">
            <text:p text:style-name="P13"/>
          </table:table-cell>
          <table:table-cell table:style-name="Tabla1.B3" office:value-type="string">
            <text:p text:style-name="P13"/>
          </table:table-cell>
        </table:table-row>
      </table:table>
      <text:p text:style-name="P37"/>
      <text:h text:style-name="Título_20_2" text:outline-level="2"><text:bookmark-start text:name="_Toc526311351"/><text:bookmark-start text:name="_Toc526310954"/>Plan de contingencia<text:bookmark-end text:name="_Toc526311351"/><text:bookmark-end text:name="_Toc526310954"/></text:h>
      <text:p text:style-name="P46"><text:span text:style-name="Fuente_20_de_20_párrafo_20_predeter."><text:span text:style-name="T12">1:</text:span></text:span><text:span text:style-name="Fuente_20_de_20_párrafo_20_predeter."><text:span text:style-name="T13"> </text:span></text:span><text:span text:style-name="Fuente_20_de_20_párrafo_20_predeter."><text:span text:style-name="T12">Tener más de un respaldo.</text:span></text:span></text:p>
      <text:p text:style-name="P46"><text:span text:style-name="Fuente_20_de_20_párrafo_20_predeter."><text:span text:style-name="T12">2:</text:span></text:span><text:span text:style-name="Fuente_20_de_20_párrafo_20_predeter."><text:span text:style-name="T14"> </text:span></text:span><text:span text:style-name="Fuente_20_de_20_párrafo_20_predeter."><text:span text:style-name="T12">Conseguir nuevo equipo (detallar)</text:span></text:span></text:p>
      <text:p text:style-name="P47">3: Procurar ir adelantados en el proyecto o de lo contrario implementa más tiempo para compensar</text:p>
      <text:p text:style-name="P47">4: Investigaremos los conceptos necesarios por nuestra cuenta</text:p>
      <text:p text:style-name="P47">5: Reevaluaremos la planificación e implementaremos cambios.</text:p>
      <text:p text:style-name="P47">6: Adaptaremos muestran nuevas implementaciones para que sean compatibles con las anteriores o de los contrarios cambiaremos las anteriores.</text:p>
      <text:p text:style-name="P47"><text:soft-page-break/>7: Haremos una junta para llegar a un acuerdo.</text:p>
      <text:p text:style-name="P47">8: Evaluaremos entre el equipo una plataforma para usar en conjunto.</text:p>
      <text:p text:style-name="P47">9: Cambiaremos el diseño e implementación del programa para obtener mejor rendimiento.</text:p>
      <text:h text:style-name="Título_20_2" text:outline-level="2"><text:bookmark-start text:name="_Toc526311352"/><text:bookmark-start text:name="_Toc526310955"/>Ciclo de vida elegido<text:bookmark-end text:name="_Toc526311352"/><text:bookmark-end text:name="_Toc526310955"/></text:h>
      <text:p text:style-name="P48">Scrum y porque se eligió</text:p>
      <text:h text:style-name="Título_20_2" text:outline-level="2"><text:bookmark-start text:name="_Toc526311353"/><text:bookmark-start text:name="_Toc526310956"/><text:span text:style-name="T18">Integrantes</text:span> y roles<text:bookmark-end text:name="_Toc526311353"/><text:bookmark-end text:name="_Toc526310956"/></text:h>
      <text:p text:style-name="P42">Desarrollo, análisis, documentación, testeo</text:p>
      <text:h text:style-name="Título_20_2" text:outline-level="2"><text:bookmark-start text:name="_Toc526311354"/><text:bookmark-start text:name="_Toc526310957"/>Plan de testing<text:bookmark-end text:name="_Toc526311354"/><text:bookmark-end text:name="_Toc526310957"/></text:h>
      <text:p text:style-name="P49">Esto hay q hacerlo después dijo el profesor</text:p>
      <text:p text:style-name="P7"/>
      <text:h text:style-name="Título_20_1" text:outline-level="1"><text:bookmark-start text:name="_Toc526311355"/><text:bookmark-start text:name="_Toc526310958"/>Especificación técnica<text:bookmark-end text:name="_Toc526311355"/><text:bookmark-end text:name="_Toc526310958"/></text:h>
      <text:h text:style-name="P55" text:outline-level="2"><text:bookmark-start text:name="_Toc526311356"/><text:bookmark-start text:name="_Toc526310959"/>Especificación de alternativas<text:bookmark-end text:name="_Toc526311356"/><text:bookmark-end text:name="_Toc526310959"/></text:h>
      <text:h text:style-name="P57" text:outline-level="3"><text:bookmark-start text:name="_Toc526311357"/><text:bookmark-start text:name="_Toc526310960"/>Alternativa 1<text:bookmark-end text:name="_Toc526311357"/><text:bookmark-end text:name="_Toc526310960"/></text:h>
      <text:h text:style-name="P57" text:outline-level="3"><text:bookmark-start text:name="_Toc526311358"/><text:bookmark-start text:name="_Toc526310961"/>Descripción<text:bookmark-end text:name="_Toc526311358"/><text:bookmark-end text:name="_Toc526310961"/></text:h>
      <text:h text:style-name="P57" text:outline-level="3"><text:bookmark-start text:name="_Toc526311359"/><text:bookmark-start text:name="_Toc526310962"/>Diagrama<text:bookmark-end text:name="_Toc526311359"/><text:bookmark-end text:name="_Toc526310962"/></text:h>
      <text:h text:style-name="P57" text:outline-level="3"><text:bookmark-start text:name="_Toc526311360"/><text:bookmark-start text:name="_Toc526310963"/>Descripción de componentes<text:bookmark-end text:name="_Toc526311360"/><text:bookmark-end text:name="_Toc526310963"/></text:h>
      <text:h text:style-name="P57" text:outline-level="3"><text:bookmark-start text:name="_Toc526311361"/><text:bookmark-start text:name="_Toc526310964"/>Ventajas y desventajas<text:bookmark-end text:name="_Toc526311361"/><text:bookmark-end text:name="_Toc526310964"/></text:h>
      <text:h text:style-name="P55" text:outline-level="2"><text:bookmark-start text:name="_Toc526311362"/><text:bookmark-start text:name="_Toc526310965"/>Alternativa 2<text:bookmark-end text:name="_Toc526311362"/><text:bookmark-end text:name="_Toc526310965"/></text:h>
      <text:h text:style-name="P57" text:outline-level="3"><text:bookmark-start text:name="_Toc526311363"/><text:bookmark-start text:name="_Toc526310966"/>Descripción<text:bookmark-end text:name="_Toc526311363"/><text:bookmark-end text:name="_Toc526310966"/></text:h>
      <text:h text:style-name="P57" text:outline-level="3"><text:bookmark-start text:name="_Toc526311364"/><text:bookmark-start text:name="_Toc526310967"/>Diagrama<text:bookmark-end text:name="_Toc526311364"/><text:bookmark-end text:name="_Toc526310967"/></text:h>
      <text:h text:style-name="P57" text:outline-level="3"><text:bookmark-start text:name="_Toc526311365"/><text:bookmark-start text:name="_Toc526310968"/>Descripción de componentes<text:bookmark-end text:name="_Toc526311365"/><text:bookmark-end text:name="_Toc526310968"/></text:h>
      <text:h text:style-name="P57" text:outline-level="3"><text:bookmark-start text:name="_Toc526311366"/><text:bookmark-start text:name="_Toc526310969"/>Ventajas y desventajas<text:bookmark-end text:name="_Toc526311366"/><text:bookmark-end text:name="_Toc526310969"/></text:h>
      <text:p text:style-name="P33"/>
      <text:h text:style-name="P55" text:outline-level="2"><text:bookmark-start text:name="_Toc526311367"/><text:bookmark-start text:name="_Toc526310970"/>Elección de alternativa<text:bookmark-end text:name="_Toc526311367"/><text:bookmark-end text:name="_Toc526310970"/></text:h>
      <text:p text:style-name="P43"/>
      <text:h text:style-name="P55" text:outline-level="2"><text:bookmark-start text:name="_Toc526311368"/><text:bookmark-start text:name="_Toc526310971"/>Descripción de herramientas<text:bookmark-end text:name="_Toc526311368"/><text:bookmark-end text:name="_Toc526310971"/></text:h>
      <text:p text:style-name="P7"/>
      <text:p text:style-name="P45">Debemos describir todas las herramientas que nos permitieron columnar con el proyecto (Notepad++, word, etc)</text:p>
      <text:p text:style-name="P37"/>
      <text:p text:style-name="P38"><text:s/></text:p>
      <text:p text:style-name="P37"/>
      <text:p text:style-name="P37"/>
      <text:h text:style-name="P56" text:outline-level="1"><text:bookmark-start text:name="_Toc526311369"/><text:bookmark-start text:name="_Toc526310972"/>Planificación del proyecto<text:bookmark-end text:name="_Toc526311369"/><text:bookmark-end text:name="_Toc526310972"/></text:h>
      <text:p text:style-name="P51">Sprints con sus esfuerzos y diagrama de gantts</text:p>
      <text:p text:style-name="P51">Estimación en horas y fechas de entrega de cada etapa</text:p>
      <text:p text:style-name="P37"/>
      <text:p text:style-name="P37"/>
      <text:p text:style-name="P10"><text:s/></text:p>
      <text:p text:style-name="P7"/>
      <text:p text:style-name="P37"/>
      <text:h text:style-name="Título_20_1" text:outline-level="1"><text:bookmark-start text:name="_Toc526311370"/><text:bookmark-start text:name="_Toc526310973"/>Diseño<text:bookmark-end text:name="_Toc526311370"/><text:bookmark-end text:name="_Toc526310973"/></text:h>
      <text:h text:style-name="Título_20_2" text:outline-level="2"><text:bookmark-start text:name="_Toc526311371"/><text:bookmark-start text:name="_Toc526310974"/>Diagrama de clases<text:bookmark-end text:name="_Toc526311371"/><text:bookmark-end text:name="_Toc526310974"/></text:h>
      <text:h text:style-name="Título_20_2" text:outline-level="2"><text:bookmark-start text:name="_Toc526311372"/><text:bookmark-start text:name="_Toc526310975"/>Diagrama de base de datos<text:bookmark-end text:name="_Toc526311372"/><text:bookmark-end text:name="_Toc526310975"/></text:h>
      <text:h text:style-name="Título_20_2" text:outline-level="2"><text:bookmark-start text:name="_Toc526311373"/><text:bookmark-start text:name="_Toc526310976"/><text:soft-page-break/>Casos de Uso<text:bookmark-end text:name="_Toc526311373"/><text:bookmark-end text:name="_Toc526310976"/></text:h>
      <text:h text:style-name="Título_20_3" text:outline-level="3"><text:bookmark-start text:name="_Toc526311374"/><text:bookmark-start text:name="_Toc526310977"/>Diagrama de caso de uso<text:bookmark-end text:name="_Toc526311374"/><text:bookmark-end text:name="_Toc526310977"/></text:h>
      <text:h text:style-name="Título_20_3" text:outline-level="3"><text:bookmark-start text:name="_Toc526311375"/><text:bookmark-start text:name="_Toc526310978"/>Nombre<text:bookmark-end text:name="_Toc526311375"/><text:bookmark-end text:name="_Toc526310978"/></text:h>
      <text:h text:style-name="Título_20_3" text:outline-level="3"><text:bookmark-start text:name="_Toc526311376"/><text:bookmark-start text:name="_Toc526310979"/>Descripción<text:bookmark-end text:name="_Toc526311376"/><text:bookmark-end text:name="_Toc526310979"/></text:h>
      <text:h text:style-name="Título_20_3" text:outline-level="3"><text:bookmark-start text:name="_Toc526311377"/><text:bookmark-start text:name="_Toc526310980"/>Diagrama de clases de caso de uso<text:bookmark-end text:name="_Toc526311377"/><text:bookmark-end text:name="_Toc526310980"/></text:h>
      <text:h text:style-name="P58" text:outline-level="3"><text:s/><text:bookmark text:name="_Toc526311378"/></text:h>
      <text:p text:style-name="P17"/>
      <text:p text:style-name="P50"/>
      <text:h text:style-name="Título_20_1" text:outline-level="1"><text:bookmark-start text:name="_Toc526311379"/><text:bookmark-start text:name="_Toc526310981"/>Pruebas<text:bookmark-end text:name="_Toc526311379"/><text:bookmark-end text:name="_Toc526310981"/></text:h>
      <text:p text:style-name="P10"><text:s/></text:p>
      <text:p text:style-name="P12"/>
      <text:p text:style-name="P12"/>
      <text:h text:style-name="Título_20_1" text:outline-level="1"><text:bookmark-start text:name="_Toc526311380"/><text:bookmark-start text:name="_Toc526310982"/>Logros<text:bookmark-end text:name="_Toc526311380"/><text:bookmark-end text:name="_Toc526310982"/></text:h>
      <text:h text:style-name="Título_20_2" text:outline-level="2"><text:bookmark-start text:name="_Toc526311381"/><text:bookmark-start text:name="_Toc526310983"/>Requerimientos cumplidos<text:bookmark-end text:name="_Toc526311381"/><text:bookmark-end text:name="_Toc526310983"/></text:h>
      <text:h text:style-name="Título_20_2" text:outline-level="2"><text:bookmark-start text:name="_Toc526311382"/><text:bookmark-start text:name="_Toc526310984"/>Requerimientos no cumplidos<text:bookmark-end text:name="_Toc526311382"/><text:bookmark-end text:name="_Toc526310984"/> <text:s text:c="2"/></text:h>
      <text:h text:style-name="Título_20_1" text:outline-level="1"><text:bookmark-start text:name="_Toc526311383"/><text:bookmark-start text:name="_Toc526310985"/>Conclusiones finales<text:bookmark-end text:name="_Toc526311383"/><text:bookmark-end text:name="_Toc526310985"/></text:h>
      <text:h text:style-name="Título_20_1" text:outline-level="1"><text:bookmark-start text:name="_Toc526311384"/><text:bookmark-start text:name="_Toc526310986"/>Glosario<text:bookmark-end text:name="_Toc526311384"/><text:bookmark-end text:name="_Toc526310986"/></text:h>
      <text:h text:style-name="Título_20_1" text:outline-level="1"><text:bookmark-start text:name="_Toc526311385"/><text:bookmark-start text:name="_Toc526310987"/>Referencias bibliográficas<text:bookmark-end text:name="_Toc526311385"/><text:bookmark-end text:name="_Toc526310987"/></text:h>
      <text:h text:style-name="Título_20_1" text:outline-level="1"><text:bookmark-start text:name="_Toc526311386"/><text:bookmark-start text:name="_Toc526310988"/>Biblografia<text:bookmark-end text:name="_Toc526311386"/><text:bookmark-end text:name="_Toc526310988"/></text:h>
      <text:h text:style-name="Título_20_1" text:outline-level="1"><text:bookmark-start text:name="_Toc526311387"/><text:bookmark-start text:name="_Toc526310989"/>Anexos<text:bookmark-end text:name="_Toc526311387"/><text:bookmark-end text:name="_Toc526310989"/></text:h>
      <text:h text:style-name="Título_20_2" text:outline-level="2"><text:bookmark-start text:name="_Toc526311388"/><text:bookmark-start text:name="_Toc526310990"/>Hoja de Ruta<text:bookmark-end text:name="_Toc526311388"/><text:bookmark-end text:name="_Toc526310990"/></text:h>
      <text:p text:style-name="P51"/>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9">Tarea</text:p>
          </table:table-cell>
          <table:table-cell table:style-name="Tabla2.A1" office:value-type="string">
            <text:p text:style-name="P9">Fecha</text:p>
          </table:table-cell>
          <table:table-cell table:style-name="Tabla2.A1" office:value-type="string">
            <text:p text:style-name="P9">Horas</text:p>
          </table:table-cell>
          <table:table-cell table:style-name="Tabla2.A1" office:value-type="string">
            <text:p text:style-name="P9">Responsable</text:p>
          </table:table-cell>
        </table:table-row>
        <table:table-row table:style-name="Tabla2.1">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row>
        <table:table-row table:style-name="Tabla2.1">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fo:background-color="#cfe7f5">
        <style:background-image/>
      </style:paragraph-properties>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5" style:display-name="Título 5" style:family="paragraph" style:parent-style-name="Heading" style:next-style-name="Text_20_body" style:default-outline-level="5">
      <style:paragraph-properties fo:hyphenation-ladder-count="no-limit"/>
      <style:text-properties fo:font-weight="bold" style:font-weight-asian="bold" style:font-weight-complex="bold" fo:hyphenate="false" fo:hyphenation-remain-char-count="0" fo:hyphenation-push-char-count="0"/>
    </style:style>
    <style:style style:name="Título_20_6" style:display-name="Título 6" style:family="paragraph" style:parent-style-name="Heading" style:next-style-name="Text_20_body" style:default-outline-level="6">
      <style:paragraph-properties fo:hyphenation-ladder-count="no-limit"/>
      <style:text-properties fo:font-weight="bold" style:font-weight-asian="bold" style:font-weight-complex="bold" fo:hyphenate="false" fo:hyphenation-remain-char-count="0" fo:hyphenation-push-char-count="0"/>
    </style:style>
    <style:style style:name="Título_20_7" style:display-name="Título 7" style:family="paragraph" style:parent-style-name="Heading" style:next-style-name="Text_20_body" style:default-outline-level="7">
      <style:paragraph-properties fo:hyphenation-ladder-count="no-limit"/>
      <style:text-properties fo:font-weight="bold" style:font-weight-asian="bold" style:font-weight-complex="bold" fo:hyphenate="false" fo:hyphenation-remain-char-count="0" fo:hyphenation-push-char-count="0"/>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fo:hyphenation-remain-char-count="0" fo:hyphenation-push-char-count="0"/>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cm" fo:margin-bottom="0.212cm" fo:hyphenation-ladder-count="no-limit" fo:text-indent="1cm" style:auto-text-indent="false"/>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5.24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74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4.24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TDC_20_1" style:display-name="TD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DC_20_2" style:display-name="TD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DC_20_3" style:display-name="TD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Encabezado_20_Car" style:display-name="Encabezado Car" style:family="text" style:parent-style-name="Fuente_20_de_20_párrafo_20_predeter.">
      <style:text-properties style:font-name-complex="Mangal" style:font-size-complex="10.5pt"/>
    </style:style>
    <style:style style:name="Pie_20_de_20_página_20_Car" style:display-name="Pie de página Car" style:family="text" style:parent-style-name="Fuente_20_de_20_párrafo_20_predeter.">
      <style:text-properties style:font-name-complex="Mangal" style:font-size-complex="10.5pt"/>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Matias Cabrera</meta:initial-creator>
    <dc:creator>Mauro Aguirre de Leon</dc:creator>
    <meta:creation-date>2018-10-03T09:29:00Z</meta:creation-date>
    <dc:date>2018-10-09T18:33:22.09</dc:date>
    <meta:editing-cycles>3</meta:editing-cycles>
    <meta:editing-duration>PT28M31S</meta:editing-duration>
    <meta:document-statistic meta:table-count="2" meta:image-count="3" meta:object-count="0" meta:page-count="13" meta:paragraph-count="269" meta:word-count="1673" meta:character-count="9766"/>
    <meta:template xlink:type="simple" xlink:actuate="onRequest" xlink:title="" xlink:href="Normal"/>
  </office:meta>
</office:document-meta>
</file>